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0000007D00000060A5B23EDE9.jpg" manifest:media-type="image/jpeg"/>
  <manifest:file-entry manifest:full-path="Pictures/10001A070000819B00003A65C265522D.svg" manifest:media-type="image/svg+xml"/>
  <manifest:file-entry manifest:full-path="Pictures/100000010000041D000001DBA3F1EC88.png" manifest:media-type="image/png"/>
  <manifest:file-entry manifest:full-path="Pictures/10000001000001090000006F01FC2A5A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pitch="fixed"/>
    <style:font-face style:name="Liberation Mono2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12.243cm" fo:min-width="7.467cm" loext:decorative="false"/>
    </style:style>
    <style:style style:name="gr5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f0e6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482cm" fo:min-width="1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482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482cm" fo:min-width="1.614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top" draw:auto-grow-height="false" fo:min-height="2.098cm" fo:min-width="5.90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2.678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marker-end="Arrow_20_concave" draw:marker-end-width="0.3cm" draw:textarea-vertical-align="middle" loext:decorative="false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2.098cm" fo:min-width="5.903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0.516cm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1.231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ffffcc" draw:textarea-horizontal-align="justify" draw:textarea-vertical-align="middle" draw:auto-grow-height="false" fo:min-height="0.72cm" fo:min-width="1.675cm" fo:wrap-option="no-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draw:stroke-dash="Fine_20_Dashed" svg:stroke-color="#000000" draw:fill="solid" draw:fill-color="#f0e6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svg:stroke-color="#000000" draw:fill-color="#f0e6ff" draw:textarea-horizontal-align="justify" draw:textarea-vertical-align="middle" draw:auto-grow-height="false" fo:min-height="0.75cm" fo:min-width="2.678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2.678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2.678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svg:stroke-color="#000000" draw:fill-color="#f0e6ff" draw:textarea-horizontal-align="justify" draw:textarea-vertical-align="middle" draw:auto-grow-height="false" fo:min-height="0.75cm" fo:min-width="2.678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2.678cm" style:writing-mode="lr-tb" loext:decorative="false"/>
      <style:paragraph-properties style:writing-mode="lr-tb"/>
    </style:style>
    <style:style style:name="gr32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12.231cm" fo:min-width="7.839cm" loext:decorative="false"/>
    </style:style>
    <style:style style:name="gr33" style:family="graphic" style:parent-style-name="standard">
      <style:graphic-properties svg:stroke-color="#000000" draw:fill-color="#eeeeee" draw:textarea-horizontal-align="justify" draw:textarea-vertical-align="top" draw:auto-grow-height="false" fo:min-height="2.098cm" fo:min-width="6.2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marker-start="Concave" draw:marker-end="" draw:marker-end-width="0.3cm" draw:textarea-vertical-align="middle" loext:decorative="false"/>
    </style:style>
    <style:style style:name="gr35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2.916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2cm" fo:min-width="9.252cm" loext:decorative="false"/>
      <style:paragraph-properties style:writing-mode="lr-tb"/>
    </style:style>
    <style:style style:name="gr3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2.916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347cm" fo:min-width="0.719cm" loext:decorative="false"/>
    </style:style>
    <style:style style:name="gr39" style:family="graphic" style:parent-style-name="standard">
      <style:graphic-properties svg:stroke-color="#000000" draw:fill="solid" draw:fill-color="#f0e6ff" draw:textarea-horizontal-align="justify" draw:textarea-vertical-align="top" draw:auto-grow-height="false" fo:min-height="3.245cm" fo:min-width="4.692cm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417cm" fo:min-width="2.176cm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417cm" fo:min-width="1.008cm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416cm" fo:min-width="2.176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416cm" fo:min-width="1.008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cm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2.916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766cm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top" draw:auto-grow-height="false" fo:min-height="2.098cm" fo:min-width="6.26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2.916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2.916cm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1.942cm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1.942cm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1.942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4" style:family="graphic" style:parent-style-name="standard">
      <style:graphic-properties svg:stroke-color="#000000" draw:marker-end="Arrow_20_concave" draw:textarea-vertical-align="middle" loext:decorative="false"/>
    </style:style>
    <style:style style:name="gr55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58cm" fo:min-width="1cm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58cm" fo:min-width="5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58cm" fo:min-width="1.614cm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1.022cm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1.022cm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1.022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000000" draw:fill-color="#ffffcc" draw:textarea-horizontal-align="justify" draw:textarea-vertical-align="middle" draw:auto-grow-height="false" fo:min-height="0.9cm" fo:min-width="2.389cm" fo:wrap-option="no-wrap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1.746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000000" draw:fill-color="#ffe1ff" draw:textarea-horizontal-align="justify" draw:textarea-vertical-align="middle" draw:auto-grow-height="false" fo:min-height="1.103cm" fo:min-width="3.924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svg:stroke-color="#000000" draw:fill-color="#ffe1ff" draw:textarea-horizontal-align="justify" draw:textarea-vertical-align="middle" draw:auto-grow-height="false" fo:min-height="1.103cm" fo:min-width="3.926cm" style:writing-mode="lr-tb" loext:decorative="false"/>
      <style:paragraph-properties style:writing-mode="lr-tb"/>
    </style:style>
    <style:style style:name="gr68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3.924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svg:stroke-color="#000000" draw:fill-color="#f0e6ff" draw:textarea-horizontal-align="justify" draw:textarea-vertical-align="middle" draw:auto-grow-height="false" fo:min-height="1.103cm" fo:min-width="3.924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svg:stroke-color="#000000" draw:fill-color="#f0e6ff" draw:textarea-horizontal-align="justify" draw:textarea-vertical-align="middle" draw:auto-grow-height="false" fo:min-height="1.103cm" fo:min-width="3.926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svg:stroke-color="#000000" draw:fill-color="#f0e6ff" draw:textarea-horizontal-align="justify" draw:textarea-vertical-align="middle" draw:auto-grow-height="false" fo:min-height="1.103cm" fo:min-width="3.924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000000" draw:fill-color="#f0e6ff" draw:textarea-horizontal-align="justify" draw:textarea-vertical-align="middle" draw:auto-grow-height="false" fo:min-height="1.103cm" fo:min-width="3.926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svg:stroke-color="#000000" draw:fill-color="#ccffcc" draw:textarea-horizontal-align="justify" draw:textarea-vertical-align="middle" draw:auto-grow-height="false" fo:min-height="1.103cm" fo:min-width="3.924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000000" draw:fill-color="#ccffcc" draw:textarea-horizontal-align="justify" draw:textarea-vertical-align="middle" draw:auto-grow-height="false" fo:min-height="1.103cm" fo:min-width="3.926cm" style:writing-mode="lr-tb" loext:decorative="false"/>
      <style:paragraph-properties style:writing-mode="lr-tb"/>
    </style:style>
    <style:style style:name="gr75" style:family="graphic" style:parent-style-name="standard">
      <style:graphic-properties svg:stroke-color="#000000" draw:fill-color="#ccffcc" draw:textarea-horizontal-align="justify" draw:textarea-vertical-align="middle" draw:auto-grow-height="false" fo:min-height="1.104cm" fo:min-width="1.746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-color="#f0e6ff" draw:textarea-horizontal-align="justify" draw:textarea-vertical-align="middle" draw:auto-grow-height="false" fo:min-height="3.95cm" fo:min-width="2.52cm" loext:decorative="false"/>
    </style:style>
    <style:style style:name="gr77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.014cm" loext:decorative="false"/>
    </style:style>
    <style:style style:name="gr7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9" style:family="graphic" style:parent-style-name="standard">
      <style:graphic-properties draw:stroke="none" draw:fill-color="#ffe1ff" draw:textarea-horizontal-align="justify" draw:textarea-vertical-align="middle" draw:auto-grow-height="false" fo:min-height="5.65cm" fo:min-width="3.458cm" loext:decorative="false"/>
    </style:style>
    <style:style style:name="gr80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.974cm" loext:decorative="false"/>
    </style:style>
    <style:style style:name="gr81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0.77cm" loext:decorative="false"/>
    </style:style>
    <style:style style:name="gr82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0.6cm" loext:decorative="false"/>
    </style:style>
    <style:style style:name="gr83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1.708cm" loext:decorative="false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801cm" fo:min-width="0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1.601cm" fo:min-width="0cm" loext:decorative="fals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_5f_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_5f_-outline1">
      <style:graphic-properties fo:min-height="1.857cm" loext:decorative="false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_5f__5f_-title">
      <style:graphic-properties draw:auto-grow-height="true" fo:min-height="2.057cm" loext:decorative="false"/>
      <style:paragraph-properties style:writing-mode="lr-tb"/>
    </style:style>
    <style:style style:name="pr7" style:family="presentation" style:parent-style-name="master_5f__5f_-outline1">
      <style:graphic-properties fo:min-height="1.857cm" loext:decorative="false"/>
      <style:paragraph-properties style:writing-mode="lr-tb"/>
    </style:style>
    <style:style style:name="pr8" style:family="presentation" style:parent-style-name="master_5f__5f_-notes">
      <style:graphic-properties draw:fill-color="#ffffff" draw:auto-grow-height="true" fo:min-height="13.566cm" loext:decorative="false"/>
      <style:paragraph-properties style:writing-mode="lr-tb"/>
    </style:style>
    <style:style style:name="pr9" style:family="presentation" style:parent-style-name="master_5f__5f_-title">
      <style:graphic-properties fo:min-height="1.741cm" loext:decorative="false"/>
      <style:paragraph-properties style:writing-mode="lr-tb"/>
    </style:style>
    <style:style style:name="pr10" style:family="presentation" style:parent-style-name="master_5f__5f_-outline1">
      <style:graphic-properties fo:min-height="14.15cm" loext:decorative="false"/>
      <style:paragraph-properties style:writing-mode="lr-tb"/>
    </style:style>
    <style:style style:name="pr11" style:family="presentation" style:parent-style-name="master_5f__5f_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master_5f_-title" style:list-style-name="L1">
      <style:graphic-properties draw:auto-grow-height="true" fo:min-height="3.473cm" loext:decorative="false"/>
      <style:paragraph-properties style:writing-mode="lr-tb"/>
    </style:style>
    <style:style style:name="pr13" style:family="presentation" style:parent-style-name="master_5f_-notes">
      <style:graphic-properties draw:fill-color="#ffffff" draw:auto-grow-height="true" fo:min-height="16.611cm" loext:decorative="false"/>
      <style:paragraph-properties style:writing-mode="lr-tb"/>
    </style:style>
    <style:style style:name="pr14" style:family="presentation" style:parent-style-name="master_5f_-title" style:list-style-name="L1">
      <style:graphic-properties draw:auto-grow-height="true" fo:min-height="3.473cm" loext:decorative="false"/>
      <style:paragraph-properties style:writing-mode="lr-tb"/>
    </style:style>
    <style:style style:name="pr15" style:family="presentation" style:parent-style-name="master_5f_-title" style:list-style-name="L1">
      <style:graphic-properties draw:auto-grow-height="true" fo:min-height="3.473cm" loext:decorative="false"/>
      <style:paragraph-properties style:writing-mode="lr-tb"/>
    </style:style>
    <style:style style:name="pr16" style:family="presentation" style:parent-style-name="master_5f_-notes">
      <style:graphic-properties draw:fill-color="#ffffff" draw:auto-grow-height="true" fo:min-height="15.338cm" loext:decorative="false"/>
      <style:paragraph-properties style:writing-mode="lr-tb"/>
    </style:style>
    <style:style style:name="pr17" style:family="presentation" style:parent-style-name="master_5f_-title" style:list-style-name="L1">
      <style:graphic-properties draw:auto-grow-height="true" fo:min-height="3.473cm" loext:decorative="false"/>
      <style:paragraph-properties style:writing-mode="lr-tb"/>
    </style:style>
    <style:style style:name="pr18" style:family="presentation" style:parent-style-name="master_5f_-title" style:list-style-name="L1">
      <style:graphic-properties draw:auto-grow-height="true" fo:min-height="1.803cm" loext:decorative="false"/>
      <style:paragraph-properties style:writing-mode="lr-tb"/>
    </style:style>
    <style:style style:name="pr19" style:family="presentation" style:parent-style-name="master_5f_-title" style:list-style-name="L1">
      <style:graphic-properties draw:auto-grow-height="true" fo:min-height="1.803cm" loext:decorative="false"/>
      <style:paragraph-properties style:writing-mode="lr-tb"/>
    </style:style>
    <style:style style:name="pr20" style:family="presentation" style:parent-style-name="master_5f_-notes">
      <style:graphic-properties draw:fill-color="#ffffff" draw:auto-grow-height="true" fo:min-height="15.076cm" loext:decorative="false"/>
      <style:paragraph-properties style:writing-mode="lr-tb"/>
    </style:style>
    <style:style style:name="pr21" style:family="presentation" style:parent-style-name="master_5f__5f_-title">
      <style:graphic-properties draw:auto-grow-height="true" fo:min-height="1.803cm" loext:decorative="false"/>
      <style:paragraph-properties style:writing-mode="lr-tb"/>
    </style:style>
    <style:style style:name="pr22" style:family="presentation" style:parent-style-name="master_5f__5f_-notes">
      <style:graphic-properties draw:fill-color="#ffffff" draw:auto-grow-height="true" fo:min-height="13.364cm" loext:decorative="false"/>
      <style:paragraph-properties style:writing-mode="lr-tb"/>
    </style:style>
    <style:style style:name="pr23" style:family="presentation" style:parent-style-name="master_5f_-title">
      <style:graphic-properties fo:min-height="1.741cm" loext:decorative="false"/>
      <style:paragraph-properties style:writing-mode="lr-tb"/>
    </style:style>
    <style:style style:name="pr24" style:family="presentation" style:parent-style-name="master_5f_-outline1" style:list-style-name="L4">
      <style:graphic-properties fo:min-height="14.15cm" loext:decorative="false"/>
      <style:paragraph-properties style:writing-mode="lr-tb"/>
    </style:style>
    <style:style style:name="pr25" style:family="presentation" style:parent-style-name="master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left="0cm" fo:margin-right="0cm" fo:margin-top="0cm" fo:margin-bottom="0.4cm" fo:text-indent="0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margin-top="0cm" fo:margin-bottom="0.2cm" fo:text-indent="0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cm"/>
      <style:text-properties fo:font-size="20pt"/>
    </style:style>
    <style:style style:name="P16" style:family="paragraph">
      <loext:graphic-properties draw:fill="none"/>
      <style:paragraph-properties fo:text-align="start"/>
      <style:text-properties style:font-name="Liberation Mono2" fo:font-size="18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19" style:family="paragraph">
      <loext:graphic-properties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0" style:family="paragraph"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21" style:family="paragraph">
      <loext:graphic-properties draw:fill-color="#fffff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22" style:family="paragraph"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loext:graphic-properties draw:fill-color="#f0e6ff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paragraph-properties fo:text-align="start" style:writing-mode="lr-tb"/>
      <style:text-properties fo:font-size="16pt" style:font-size-asian="16pt" style:font-size-complex="16pt"/>
    </style:style>
    <style:style style:name="P25" style:family="paragraph">
      <loext:graphic-properties draw:fill-color="#f0e6ff"/>
      <style:paragraph-properties fo:text-align="start" style:writing-mode="lr-tb"/>
      <style:text-properties fo:font-size="16pt" style:font-size-asian="16pt" style:font-size-complex="16pt"/>
    </style:style>
    <style:style style:name="P26" style:family="paragraph">
      <loext:graphic-properties draw:fill="solid"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7" style:family="paragraph">
      <loext:graphic-properties draw:fill="solid" draw:fill-color="#f0e6ff"/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29" style:family="paragraph">
      <loext:graphic-properties draw:fill-color="#eeeeee"/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style:paragraph-properties fo:margin-left="0cm" fo:margin-right="0cm" fo:margin-top="0cm" fo:margin-bottom="0.4cm" fo:text-align="start" fo:text-indent="0cm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style:paragraph-properties fo:text-align="start"/>
      <style:text-properties fo:color="#000000" loext:opacity="100%" style:font-name="Liberation Mono1" fo:font-size="20pt" style:font-size-asian="20pt" style:font-size-complex="20pt"/>
    </style:style>
    <style:style style:name="P33" style:family="paragraph">
      <style:paragraph-properties fo:text-align="end" style:writing-mode="lr-tb"/>
      <style:text-properties fo:font-size="16pt" style:font-size-asian="16pt" style:font-size-complex="16pt"/>
    </style:style>
    <style:style style:name="P34" style:family="paragraph">
      <loext:graphic-properties draw:fill-color="#ffffff"/>
      <style:paragraph-properties fo:text-align="end" style:writing-mode="lr-tb"/>
      <style:text-properties fo:font-size="16pt" style:font-size-asian="16pt" style:font-size-complex="16pt"/>
    </style:style>
    <style:style style:name="P35" style:family="paragraph">
      <style:paragraph-properties fo:text-align="center" style:writing-mode="lr-tb"/>
      <style:text-properties fo:font-size="14pt" style:font-size-asian="14pt" style:font-size-complex="14pt"/>
    </style:style>
    <style:style style:name="P36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37" style:family="paragraph">
      <loext:graphic-properties draw:fill-color="#ffffff"/>
      <style:paragraph-properties fo:margin-left="0cm" fo:margin-right="0cm" fo:margin-top="0cm" fo:margin-bottom="0.2cm" fo:text-indent="0cm"/>
      <style:text-properties fo:font-size="20pt"/>
    </style:style>
    <style:style style:name="P38" style:family="paragraph">
      <loext:graphic-properties draw:fill-color="#f0e6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39" style:family="paragraph">
      <loext:graphic-properties draw:fill-color="#f0e6f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40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41" style:family="paragraph">
      <loext:graphic-properties draw:fill="solid" draw:fill-color="#f0e6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42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44" style:family="paragraph">
      <loext:graphic-properties draw:fill-color="#f0e6ff"/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4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background-color="transparent" style:font-size-asian="16pt" style:font-size-complex="16pt"/>
    </style:style>
    <style:style style:name="P4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background-color="transparent" style:font-size-asian="16pt" style:font-size-complex="16pt"/>
    </style:style>
    <style:style style:name="P48" style:family="paragraph">
      <style:paragraph-properties fo:margin-left="0cm" fo:margin-right="0cm" fo:margin-top="0cm" fo:margin-bottom="0.2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.2cm" fo:line-height="100%" fo:text-indent="0cm"/>
      <style:text-properties fo:font-size="16pt" fo:font-style="italic" style:font-size-asian="16pt" style:font-style-asian="italic" style:font-size-complex="16pt" style:font-style-complex="italic"/>
    </style:style>
    <style:style style:name="P50" style:family="paragraph">
      <style:paragraph-properties fo:text-align="center" style:writing-mode="lr-tb"/>
      <style:text-properties fo:font-size="16pt" fo:background-color="transparent" style:font-size-asian="16pt" style:font-size-complex="16pt"/>
    </style:style>
    <style:style style:name="P51" style:family="paragraph">
      <loext:graphic-properties draw:fill-color="#ffffff"/>
      <style:paragraph-properties fo:text-align="center" style:writing-mode="lr-tb"/>
      <style:text-properties fo:font-size="16pt" fo:background-color="transparent" style:font-size-asian="16pt" style:font-size-complex="16pt"/>
    </style:style>
    <style:style style:name="P52" style:family="paragraph">
      <loext:graphic-properties draw:fill-color="#ffffff"/>
      <style:paragraph-properties fo:text-align="start" style:writing-mode="lr-tb"/>
      <style:text-properties fo:font-size="16pt" fo:background-color="transparent" style:font-size-asian="16pt" style:font-size-complex="16pt"/>
    </style:style>
    <style:style style:name="P53" style:family="paragraph">
      <loext:graphic-properties draw:fill="solid" draw:fill-color="#f0e6ff"/>
      <style:paragraph-properties fo:text-align="center" style:writing-mode="lr-tb"/>
    </style:style>
    <style:style style:name="P54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55" style:family="paragraph">
      <loext:graphic-properties draw:fill-color="#fffff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56" style:family="paragraph">
      <style:paragraph-properties fo:text-align="start" style:writing-mode="lr-tb"/>
      <style:text-properties fo:color="#000000" loext:opacity="100%" fo:font-size="12pt" style:font-size-asian="12pt" style:font-size-complex="12pt"/>
    </style:style>
    <style:style style:name="P57" style:family="paragraph">
      <loext:graphic-properties draw:fill-color="#ffffff"/>
      <style:paragraph-properties fo:text-align="start" style:writing-mode="lr-tb"/>
      <style:text-properties fo:color="#000000" loext:opacity="100%" fo:font-size="12pt" style:font-size-asian="12pt" style:font-size-complex="12pt"/>
    </style:style>
    <style:style style:name="P58" style:family="paragraph">
      <loext:graphic-properties draw:fill="none" draw:fill-color="#ffffff"/>
      <style:text-properties fo:font-size="14pt" style:font-size-asian="14pt" style:font-size-complex="14pt"/>
    </style:style>
    <style:style style:name="P59" style:family="paragraph">
      <style:paragraph-properties fo:margin-left="0cm" fo:margin-right="0cm" fo:margin-top="0cm" fo:margin-bottom="0.2cm" fo:line-height="100%" fo:text-indent="0cm"/>
    </style:style>
    <style:style style:name="P60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61" style:family="paragraph">
      <style:paragraph-properties fo:text-align="center" style:writing-mode="lr-tb"/>
      <style:text-properties fo:color="#000000" loext:opacity="100%" fo:font-size="12pt" fo:background-color="transparent" style:font-size-asian="12pt" style:font-size-complex="12pt"/>
    </style:style>
    <style:style style:name="P62" style:family="paragraph">
      <loext:graphic-properties draw:fill-color="#ffffff"/>
      <style:paragraph-properties fo:text-align="center" style:writing-mode="lr-tb"/>
      <style:text-properties fo:color="#000000" loext:opacity="100%" fo:font-size="12pt" fo:background-color="transparent" style:font-size-asian="12pt" style:font-size-complex="12pt"/>
    </style:style>
    <style:style style:name="P63" style:family="paragraph">
      <style:text-properties fo:color="#000000" loext:opacity="100%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style:paragraph-properties fo:text-align="start"/>
      <style:text-properties fo:color="#000000" loext:opacity="100%" style:font-name="Liberation Mono1" fo:font-size="22pt" style:font-size-asian="22pt" style:font-size-complex="22pt"/>
    </style:style>
    <style:style style:name="P66" style:family="paragraph">
      <style:paragraph-properties fo:margin-left="0cm" fo:margin-right="0cm" fo:margin-top="0cm" fo:margin-bottom="0.2cm" fo:text-indent="-0.6cm"/>
    </style:style>
    <style:style style:name="P67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68" style:family="paragraph">
      <loext:graphic-properties draw:fill-color="#f0e6ff"/>
      <style:paragraph-properties fo:text-align="center" style:writing-mode="lr-tb"/>
      <style:text-properties fo:font-size="14pt" style:font-size-asian="14pt" style:font-size-complex="14pt"/>
    </style:style>
    <style:style style:name="P6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0" style:family="paragraph">
      <loext:graphic-properties draw:fill-color="#ffe1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1" style:family="paragraph">
      <loext:graphic-properties draw:fill-color="#f0e6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2" style:family="paragraph">
      <loext:graphic-properties draw:fill-color="#ccffcc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3" style:family="paragraph">
      <loext:graphic-properties draw:fill-color="#ccffcc"/>
      <style:paragraph-properties fo:text-align="center" style:writing-mode="lr-tb"/>
      <style:text-properties fo:font-size="14pt" style:font-size-asian="14pt" style:font-size-complex="14pt"/>
    </style:style>
    <style:style style:name="P74" style:family="paragraph">
      <loext:graphic-properties draw:fill-color="#ffffff"/>
      <style:paragraph-properties fo:margin-left="0cm" fo:margin-right="0cm" fo:margin-top="0cm" fo:margin-bottom="0.2cm" fo:text-indent="-0.6cm"/>
      <style:text-properties fo:color="#000000" loext:opacity="100%" fo:font-size="20pt"/>
    </style:style>
    <style:style style:name="P75" style:family="paragraph">
      <loext:graphic-properties draw:fill-color="#f0e6ff"/>
      <style:paragraph-properties fo:text-align="center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-color="#ffe1ff"/>
      <style:paragraph-properties fo:text-align="center"/>
    </style:style>
    <style:style style:name="P78" style:family="paragraph">
      <style:paragraph-properties fo:margin-left="0cm" fo:margin-right="0cm" fo:margin-top="0cm" fo:margin-bottom="3cm" fo:text-indent="0cm"/>
    </style:style>
    <style:style style:name="P79" style:family="paragraph">
      <style:paragraph-properties fo:margin-left="3cm" fo:margin-right="0cm" fo:margin-top="0cm" fo:margin-bottom="0.8cm" fo:text-align="start" fo:text-indent="0cm" loext:tab-stop-distance="0cm">
        <style:tab-stops/>
      </style:paragraph-properties>
    </style:style>
    <style:style style:name="P80" style:family="paragraph">
      <loext:graphic-properties draw:fill="none" draw:fill-color="#ffffff"/>
      <style:paragraph-properties fo:text-align="center"/>
      <style:text-properties style:font-name="Liberation Mono" fo:font-size="20pt" style:font-size-asian="20pt" style:font-size-complex="20pt"/>
    </style:style>
    <style:style style:name="P81" style:family="paragraph">
      <style:paragraph-properties fo:margin-top="0cm" fo:margin-bottom="0.3cm"/>
    </style:style>
    <style:style style:name="P82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83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ans2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loext:opacity="100%" fo:font-size="28pt" fo:language="ru" fo:country="RU" style:font-size-asian="28pt" style:font-size-complex="28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language="ru" fo:country="RU"/>
    </style:style>
    <style:style style:name="T14" style:family="text">
      <style:text-properties fo:color="#000000" loext:opacity="100%" fo:font-size="22pt" fo:language="ru" fo:country="RU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text-line-through-type="none" style:font-name="Liberation Sans" fo:font-size="14pt" fo:language="ru" fo:country="RU" fo:font-style="normal" fo:text-shadow="none" style:text-underline-style="none" style:letter-kerning="true" style:font-name-asian="Droid Sans Fallback" style:font-size-asian="14pt" style:font-style-asian="normal" style:font-name-complex="FreeSans2" style:font-size-complex="14pt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Mono2" fo:font-size="18pt"/>
    </style:style>
    <style:style style:name="T18" style:family="text">
      <style:text-properties fo:color="#000000" loext:opacity="100%" fo:font-size="16pt" style:font-size-asian="16pt" style:font-size-complex="16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00" loext:opacity="100%" style:font-name="Liberation Mono1" fo:font-size="22pt" fo:language="ru" fo:country="RU" style:font-size-asian="22pt" style:font-size-complex="22pt"/>
    </style:style>
    <style:style style:name="T22" style:family="text">
      <style:text-properties fo:color="#000000" loext:opacity="100%" style:font-name="Liberation Sans2" fo:font-size="16pt" fo:language="ru" fo:country="RU" style:font-size-asian="16pt" style:font-size-complex="16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ru" fo:country="RU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fo:font-size="16pt" fo:background-color="transparent" style:font-size-asian="16pt" style:font-size-complex="16pt"/>
    </style:style>
    <style:style style:name="T28" style:family="text">
      <style:text-properties fo:color="#000000" loext:opacity="100%" fo:font-size="16pt" fo:font-weight="bold" fo:background-color="transparent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Droid Sans Fallback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normal" style:letter-kerning="true" style:font-name-asian="Liberation Sans3" style:font-size-asian="16pt" style:font-style-asian="italic" style:font-weight-asian="normal" style:font-name-complex="Liberation 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6pt" fo:background-color="transparent" style:font-size-asian="16pt" style:font-size-complex="16pt"/>
    </style:style>
    <style:style style:name="T33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34" style:family="text">
      <style:text-properties fo:color="#000000" loext:opacity="100%" fo:font-size="12pt" fo:background-color="transparent" style:font-size-asian="12pt" style:font-size-complex="12pt"/>
    </style:style>
    <style:style style:name="T35" style:family="text">
      <style:text-properties fo:color="#000000" loext:opacity="100%" fo:font-size="12pt" fo:font-weight="bold" fo:background-color="transparent" style:font-size-asian="12pt" style:font-weight-asian="bold" style:font-size-complex="12pt" style:font-weight-complex="bold"/>
    </style:style>
    <style:style style:name="T36" style:family="text">
      <style:text-properties fo:color="#000000" loext:opacity="100%" fo:font-size="12pt" style:font-size-asian="12pt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ru" fo:country="RU" fo:font-style="italic" fo:text-shadow="none" style:text-underline-style="none" fo:font-weight="normal" style:letter-kerning="true" style:font-name-asian="Liberation Sans3" style:font-size-asian="14pt" style:font-style-asian="italic" style:font-weight-asian="normal" style:font-name-complex="Liberation 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33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Sans3" fo:font-size="16pt" fo:language="ru" fo:country="RU" fo:font-style="italic" style:font-name-asian="Liberation Sans3" style:font-size-asian="16pt" style:font-style-asian="italic" style:font-name-complex="Liberation Sans3" style:font-size-complex="16pt" style:font-style-complex="italic"/>
    </style:style>
    <style:style style:name="T41" style:family="text">
      <style:text-properties fo:font-size="3pt" style:font-size-asian="3pt" style:font-size-complex="3pt"/>
    </style:style>
    <style:style style:name="T42" style:family="text">
      <style:text-properties fo:color="#000000" loext:opacity="100%" fo:font-size="14pt" fo:language="ru" fo:country="RU" style:font-size-asian="14pt" style:font-size-complex="14pt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font-name="Liberation Mono1" fo:font-size="28pt" fo:language="ru" fo:country="RU" style:font-size-asian="28pt" style:font-size-complex="28pt"/>
    </style:style>
    <style:style style:name="T45" style:family="text">
      <style:text-properties style:font-name="Liberation Mono" fo:font-size="20pt" style:font-size-asian="20pt" style:font-size-complex="20pt"/>
    </style:style>
    <style:style style:name="T46" style:family="text">
      <style:text-properties fo:color="#000000" loext:opacity="100%" fo:font-size="26pt" fo:language="ru" fo:country="RU" style:font-size-asian="26pt" style:font-size-complex="26pt"/>
    </style:style>
    <style:style style:name="T47" style:family="text">
      <style:text-properties fo:color="#000000" loext:opacity="100%" style:font-name="Liberation Mono" fo:font-size="22pt" fo:language="ru" fo:country="RU" style:font-size-asian="22pt" style:font-size-complex="22pt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Сортировка и группировка</text:span><text:span text:style-name="T2"><text:line-break/></text:span><text:span text:style-name="T2">Группировк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 Postgres Professional, 2019–2024</text:span></text:p>
              <text:p text:style-name="P5"><text:span text:style-name="T5">Авторы: Егор Рогов, Павел Лузанов, Павел Толмачев, Илья Баштанов</text:span></text:p>
              <text:p text:style-name="P5"><text:span text:style-name="T6">Фото: Олег Бартунов (монастырь Пху и пик Бхрикути, Непал)</text:span></text:p>
              <text:p text:style-name="P5"><text:span text:style-name="T5"/></text:p>
              <text:p text:style-name="P5"><text:span text:style-name="T7">Использование материалов курса</text:span></text:p>
              <text:p text:style-name="P5"><text:span text:style-name="T5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5"/></text:p>
              <text:p text:style-name="P5"><text:span text:style-name="T7">Обратная</text:span><text:span text:style-name="T8"> </text:span><text:span text:style-name="T7">связь</text:span></text:p>
              <text:p text:style-name="P6"><text:span text:style-name="T5">Отзывы, замечания и предложения направляйте по адресу: </text:span><text:span text:style-name="T5"><text:a xlink:href="mailto:edu@postgrespro.ru" xlink:type="simple">edu@postgrespro.ru</text:a></text:span></text:p>
              <text:p text:style-name="P5"><text:span text:style-name="T5"/></text:p>
              <text:p text:style-name="P5"><text:span text:style-name="T7">Отказ от ответственности</text:span></text:p>
              <text:p text:style-name="P5"><text:span text:style-name="T5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Применение группировки</text:span></text:p>
              </text:list-item>
              <text:list-item>
                <text:p text:style-name="P8"><text:span text:style-name="T10">Группировка хешированием</text:span></text:p>
              </text:list-item>
              <text:list-item>
                <text:p text:style-name="P8"><text:span text:style-name="T10">Группировка сортировкой</text:span></text:p>
              </text:list-item>
              <text:list-item>
                <text:p text:style-name="P8"><text:span text:style-name="T10">Комбинированная группировка</text:span></text:p>
              </text:list-item>
              <text:list-item>
                <text:p text:style-name="P8"><text:span text:style-name="T11">Группировка в параллельных планах</text:span></text:p>
              </text:list-item>
              <text:list-item>
                <text:p text:style-name="P8"><text:span text:style-name="T12">Оконные функци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_5f_" presentation:presentation-page-layout-name="AL1T1">
        <office:forms form:automatic-focus="false" form:apply-design-mode="false"/>
        <draw:frame presentation:style-name="pr6" draw:layer="layout" svg:width="20.136cm" svg:height="2.057cm" svg:x="1.2cm" svg:y="0.737cm" presentation:class="title" presentation:user-transformed="true">
          <draw:text-box>
            <text:p text:style-name="P11"><text:span text:style-name="T13">Применение группировки</text:span></text:p>
          </draw:text-box>
        </draw:frame>
        <draw:frame presentation:style-name="pr7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0">Явное указание</text:span></text:p>
                <text:list>
                  <text:list-item>
                    <text:p text:style-name="P13"><text:span text:style-name="T14">GROUP BY</text:span></text:p>
                  </text:list-item>
                </text:list>
              </text:list-item>
              <text:list-item>
                <text:p text:style-name="P12"><text:span text:style-name="T10">Исключение дубликатов</text:span></text:p>
                <text:list>
                  <text:list-item>
                    <text:p text:style-name="P14"><text:span text:style-name="T14">DISTINCT</text:span></text:p>
                  </text:list-item>
                  <text:list-item>
                    <text:p text:style-name="P14"><text:span text:style-name="T14">UNION, INTERSECT, EX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5" draw:layer="layout" svg:width="16.799cm" svg:height="13.566cm" svg:x="2.1cm" svg:y="14.107cm" presentation:class="notes" presentation:user-transformed="true">
            <draw:text-box>
              <text:p text:style-name="P14"><text:span text:style-name="T15">В SQL-запросе набор строк можно сгруппировать с помощью предложения GROUP BY, в сочетании с которым </text:span><text:span text:style-name="T16">обычно используются агрегатные функции, обрабатывающие все строки группы. Похожую возможность для оконных функций дает предложение PARTITION BY.</text:span></text:p>
              <text:p text:style-name="P14"><text:span text:style-name="T16">Группировка может выполняться и неявно при устранении дубликатов</text:span><text:span text:style-name="T16"><text:line-break/></text:span><text:span text:style-name="T16">в запросе со словом DISTINCT или с командами обработки двух наборов строк (UNION, INTERSECT, EXCEPT без слова ALL), которые удаляют дубликаты.</text:span></text:p>
              <text:p text:style-name="P14"><text:span text:style-name="T16">Сервер выбирает один из доступных способов группировки, учитывая имеющиеся ресурсы, возможность получить отсортированные данные для ключа группировки и другие факторы.</text:span></text:p>
            </draw:text-box>
          </draw:frame>
        </presentation:notes>
      </draw:page>
      <draw:page draw:name="page4" draw:style-name="dp1" draw:master-page-name="master_5f__5f_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custom-shape draw:style-name="gr4" draw:text-style-name="P17" draw:layer="layout" svg:width="8.227cm" svg:height="12.753cm" draw:transform="skewX (-0.00383972435438753) translate (3.408cm 4.8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11" draw:layer="layout" svg:width="20.644cm" svg:height="3.473cm" svg:x="1.2cm" svg:y="0.737cm" presentation:class="title" presentation:user-transformed="true">
          <draw:text-box>
            <text:p text:style-name="P11"><text:span text:style-name="T9">Группировка хешированием</text:span></text:p>
          </draw:text-box>
        </draw:frame>
        <draw:custom-shape draw:style-name="gr5" draw:text-style-name="P19" draw:layer="layout" svg:width="1.5cm" svg:height="1cm" svg:x="14.8cm" svg:y="14cm">
          <text:p text:style-name="P18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.5cm" svg:height="1cm" svg:x="14.8cm" svg:y="16cm">
          <text:p text:style-name="P18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.5cm" svg:height="1cm" svg:x="14.8cm" svg:y="15cm">
          <text:p text:style-name="P18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14cm">
          <text:p text:style-name="P20"><text:span text:style-name="T18">Yellow Submar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16cm">
          <text:p text:style-name="P20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15cm">
          <text:p text:style-name="P20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xml:id="id2" draw:id="id2" draw:layer="layout" svg:width="1.5cm" svg:height="1cm" svg:x="14.8cm" svg:y="13cm">
          <text:p text:style-name="P2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5.5cm" svg:height="1cm" svg:x="16.3cm" svg:y="13cm">
          <text:p text:style-name="P24"><text:span text:style-name="T19">Let It B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14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16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15cm">
          <text:p text:style-name="P18"><text:span text:style-name="T18">1968</text:span>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2.114cm" svg:height="1cm" svg:x="21.8cm" svg:y="13cm">
          <text:p text:style-name="P22"><text:span text:style-name="T19">1970</text:span></text:p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1.5cm" svg:height="0.732cm" svg:x="14.8cm" svg:y="12cm">
          <text:p text:style-name="P22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5.5cm" svg:height="0.732cm" svg:x="16.3cm" svg:y="12cm">
          <text:p text:style-name="P22"><text:span text:style-name="T19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2.114cm" svg:height="0.732cm" svg:x="21.8cm" svg:y="12cm">
          <text:p text:style-name="P22"><text:span text:style-name="T19">year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draw:layer="layout" svg:width="6.655cm" svg:height="2.6cm" svg:x="4.167cm" svg:y="5.373cm">
          <text:p text:style-name="P22"><text:span text:style-name="T19">корзина 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5" draw:layer="layout" svg:width="3.178cm" svg:height="1cm" svg:x="4.556cm" svg:y="6.573cm">
          <text:p text:style-name="P24"><text:span text:style-name="T19">010001 </text:span><text:span text:style-name="T20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1" draw:layer="layout" draw:type="curve" svg:x1="10.45cm" svg:y1="7.073cm" svg:x2="14.8cm" svg:y2="13.5cm" draw:start-shape="id1" draw:start-glue-point="1" draw:end-shape="id2" svg:d="M10450 7073c3262 0 1088 6427 4350 6427" svg:viewBox="0 0 4351 6428">
          <text:p/>
        </draw:connector>
        <draw:custom-shape draw:style-name="gr17" draw:text-style-name="P28" draw:layer="layout" svg:width="6.655cm" svg:height="2.6cm" svg:x="4.168cm" svg:y="14.474cm">
          <text:p text:style-name="P22"><text:span text:style-name="T19">корзина 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2" draw:layer="layout" svg:width="13.24cm" svg:height="7.9cm" svg:x="14.7cm" svg:y="4.8cm" presentation:class="outline" presentation:user-transformed="true">
          <draw:text-box>
            <text:list text:style-name="L3">
              <text:list-item>
                <text:p text:style-name="P30"><text:span text:style-name="T21">SELECT year, count(*) cnt</text:span><text:span text:style-name="T21"><text:line-break/></text:span><text:span text:style-name="T21">FROM t </text:span><text:span text:style-name="T21"><text:line-break/></text:span><text:span text:style-name="T21">GROUP BY year;</text:span></text:p>
              </text:list-item>
              <text:list-item>
                <text:p text:style-name="P31"><text:span text:style-name="T22"/></text:p>
              </text:list-item>
            </text:list>
          </draw:text-box>
        </draw:frame>
        <draw:custom-shape draw:style-name="gr18" draw:text-style-name="P34" xml:id="id1" draw:id="id1" draw:layer="layout" svg:width="1.016cm" svg:height="1cm" svg:x="9.434cm" svg:y="6.573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8" draw:layer="layout" svg:width="6.655cm" svg:height="2.6cm" svg:x="4.168cm" svg:y="11.375cm">
          <text:p text:style-name="P22"><text:span text:style-name="T19">корзина 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draw:layer="layout" svg:width="6.655cm" svg:height="2.6cm" svg:x="4.168cm" svg:y="8.375cm">
          <text:p text:style-name="P22"><text:span text:style-name="T19">корзина 0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4" draw:layer="layout" svg:width="1.731cm" svg:height="1cm" svg:x="7.734cm" svg:y="6.573cm">
          <text:p text:style-name="P33"><text:span text:style-name="T19">19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6" draw:layer="layout" svg:width="3.089cm" svg:height="1.378cm" svg:x="10.298cm" svg:y="3.572cm">
          <text:p text:style-name="P35"><text:span text:style-name="T23">счетчик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29.32038834951 46066.42494561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3" draw:text-style-name="P37" draw:layer="layout" svg:width="16.799cm" svg:height="16.611cm" svg:x="2.1cm" svg:y="13.618cm" presentation:class="notes" presentation:user-transformed="true">
            <draw:text-box>
              <text:p text:style-name="P14"><text:span text:style-name="T16">Про идею хеширования </text:span><text:span text:style-name="T24">было рассказано </text:span><text:span text:style-name="T15">в теме «Типы индексов».</text:span><text:span text:style-name="T15"><text:line-break/></text:span><text:span text:style-name="T15">При группировке значений может использоваться похожий принцип.</text:span></text:p>
              <text:p text:style-name="P14"><text:span text:style-name="T15">В примере на слайде показано, как вычисляется значение агрегатной функции count при группировке по полю year. Сервер получает и по очереди обрабатывает строки таблицы.</text:span></text:p>
              <text:p text:style-name="P14"><text:span text:style-name="T15">Предварительно рассчитывается количество корзин — степень числа 2, и определяется число разрядов хеш-кода, содержащих номер корзины. В примере на слайде это два последних разряда.</text:span></text:p>
              <text:p text:style-name="P14"><text:span text:style-name="T15">Для строки вычисляется хеш-функция от значения year. По хеш-коду определяется номер корзины и в хеш-таблицу добавляется запись</text:span><text:span text:style-name="T15"><text:line-break/></text:span><text:span text:style-name="T15">с хеш-кодом, если его еще нет в таблице.</text:span></text:p>
              <text:p text:style-name="P14"><text:span text:style-name="T15">Поскольку в нашем примере вычисляется значение агрегатной функции count, в каждой записи хеш-таблицы дополнительно хранится счетчик, который увеличивается при обработке очередной строки.</text:span></text:p>
              <text:p text:style-name="P14"><text:span text:style-name="T15">В нашем примере первая строка порождает новую запись в корзине 00.</text:span></text:p>
            </draw:text-box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frame presentation:style-name="pr4" draw:text-style-name="P32" draw:layer="layout" svg:width="13.24cm" svg:height="7.9cm" svg:x="14.7cm" svg:y="4.8cm" presentation:class="outline" presentation:user-transformed="true">
          <draw:text-box>
            <text:list text:style-name="L3">
              <text:list-item>
                <text:p text:style-name="P30"><text:span text:style-name="T21">SELECT year, count(*) cnt</text:span><text:span text:style-name="T21"><text:line-break/></text:span><text:span text:style-name="T21">FROM t </text:span><text:span text:style-name="T21"><text:line-break/></text:span><text:span text:style-name="T21">GROUP BY year;</text:span></text:p>
              </text:list-item>
              <text:list-item>
                <text:p text:style-name="P31"><text:span text:style-name="T22"/></text:p>
              </text:list-item>
            </text:list>
          </draw:text-box>
        </draw:frame>
        <draw:custom-shape draw:style-name="gr4" draw:text-style-name="P17" draw:layer="layout" svg:width="8.227cm" svg:height="12.753cm" draw:transform="skewX (-0.00383972435438753) translate (3.408cm 4.8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9" draw:layer="layout" svg:width="6.655cm" svg:height="2.6cm" svg:x="4.167cm" svg:y="5.373cm">
          <text:p text:style-name="P22"><text:span text:style-name="T19">корзина 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draw:layer="layout" svg:width="6.655cm" svg:height="2.6cm" svg:x="4.168cm" svg:y="14.474cm">
          <text:p text:style-name="P22"><text:span text:style-name="T19">корзина 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draw:layer="layout" svg:width="6.655cm" svg:height="2.6cm" svg:x="4.168cm" svg:y="11.375cm">
          <text:p text:style-name="P22"><text:span text:style-name="T19">корзина 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9" draw:layer="layout" svg:width="6.655cm" svg:height="2.6cm" svg:x="4.168cm" svg:y="8.375cm">
          <text:p text:style-name="P22"><text:span text:style-name="T19">корзина 0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4" draw:text-style-name="P11" draw:layer="layout" svg:width="20.644cm" svg:height="3.473cm" svg:x="1.2cm" svg:y="0.737cm" presentation:class="title" presentation:user-transformed="true">
          <draw:text-box>
            <text:p text:style-name="P11"><text:span text:style-name="T9">Группировка хешированием</text:span></text:p>
          </draw:text-box>
        </draw:frame>
        <draw:custom-shape draw:style-name="gr21" draw:text-style-name="P38" xml:id="id6" draw:id="id6" draw:layer="layout" svg:width="1.5cm" svg:height="1cm" svg:x="14.8cm" svg:y="14cm">
          <text:p text:style-name="P18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.5cm" svg:height="1cm" svg:x="14.8cm" svg:y="16cm">
          <text:p text:style-name="P18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.5cm" svg:height="1cm" svg:x="14.8cm" svg:y="15cm">
          <text:p text:style-name="P18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39" draw:layer="layout" svg:width="5.5cm" svg:height="1cm" svg:x="16.3cm" svg:y="14cm">
          <text:p text:style-name="P20"><text:span text:style-name="T18">Yellow Submar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16cm">
          <text:p text:style-name="P20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15cm">
          <text:p text:style-name="P20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4" draw:id="id4" draw:layer="layout" svg:width="1.5cm" svg:height="1cm" svg:x="14.8cm" svg:y="13cm">
          <text:p text:style-name="P2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40" draw:layer="layout" svg:width="5.5cm" svg:height="1cm" svg:x="16.3cm" svg:y="13cm">
          <text:p text:style-name="P24"><text:span text:style-name="T19">Let It Be</text:span></text:p>
          <draw:enhanced-geometry svg:viewBox="0 0 21600 21600" draw:type="rectangle" draw:enhanced-path="M 0 0 L 21600 0 21600 21600 0 21600 0 0 Z N"/>
        </draw:custom-shape>
        <draw:custom-shape draw:style-name="gr25" draw:text-style-name="P41" draw:layer="layout" svg:width="2.114cm" svg:height="1cm" svg:x="21.8cm" svg:y="14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16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15cm">
          <text:p text:style-name="P18"><text:span text:style-name="T18">1968</text:span></text:p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2.114cm" svg:height="1cm" svg:x="21.8cm" svg:y="13cm">
          <text:p text:style-name="P22"><text:span text:style-name="T19">1970</text:span></text:p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1.5cm" svg:height="0.732cm" svg:x="14.8cm" svg:y="12cm">
          <text:p text:style-name="P22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5.5cm" svg:height="0.732cm" svg:x="16.3cm" svg:y="12cm">
          <text:p text:style-name="P22"><text:span text:style-name="T19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2.114cm" svg:height="0.732cm" svg:x="21.8cm" svg:y="12cm">
          <text:p text:style-name="P22"><text:span text:style-name="T19">year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curve" svg:x1="10.45cm" svg:y1="7.073cm" svg:x2="14.8cm" svg:y2="13.5cm" draw:start-shape="id3" draw:start-glue-point="1" draw:end-shape="id4" svg:d="M10450 7073c3262 0 1088 6427 4350 6427" svg:viewBox="0 0 4351 6428">
          <text:p/>
        </draw:connector>
        <draw:custom-shape draw:style-name="gr18" draw:text-style-name="P34" xml:id="id3" draw:id="id3" draw:layer="layout" svg:width="1.016cm" svg:height="1cm" svg:x="9.434cm" svg:y="6.573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4" draw:layer="layout" svg:width="3.178cm" svg:height="1cm" svg:x="4.556cm" svg:y="9.473cm">
          <text:p text:style-name="P43"><text:span text:style-name="T18">100010 </text:span><text:span text:style-name="T25">01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xml:id="id5" draw:id="id5" draw:layer="layout" svg:width="1.016cm" svg:height="1cm" svg:x="9.434cm" svg:y="9.473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1" draw:layer="layout" draw:type="curve" svg:x1="10.45cm" svg:y1="9.973cm" svg:x2="14.8cm" svg:y2="14.5cm" draw:start-shape="id5" draw:start-glue-point="1" draw:end-shape="id6" draw:end-glue-point="3" svg:d="M10450 9973c3262 0 1088 4527 4350 4527" svg:viewBox="0 0 4351 4528">
          <text:p/>
        </draw:connector>
        <draw:custom-shape draw:style-name="gr19" draw:text-style-name="P34" draw:layer="layout" svg:width="1.731cm" svg:height="1cm" svg:x="7.734cm" svg:y="6.573cm">
          <text:p text:style-name="P33"><text:span text:style-name="T19">19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.731cm" svg:height="1cm" svg:x="7.734cm" svg:y="9.473cm">
          <text:p text:style-name="P33"><text:span text:style-name="T19">19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0" draw:layer="layout" svg:width="3.178cm" svg:height="1cm" svg:x="4.556cm" svg:y="6.573cm">
          <text:p text:style-name="P24"><text:span text:style-name="T19">010001 </text:span><text:span text:style-name="T20">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37" draw:layer="layout" svg:width="16.799cm" svg:height="16.611cm" svg:x="2.1cm" svg:y="13.618cm" presentation:class="notes" presentation:user-transformed="true">
            <draw:text-box>
              <text:p text:style-name="P14"><text:span text:style-name="T15">Вторая строка попадает в корзину 01 и порождает в ней новую запись.</text:span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custom-shape draw:style-name="gr4" draw:text-style-name="P17" draw:layer="layout" svg:width="8.227cm" svg:height="12.753cm" draw:transform="skewX (-0.00383972435438753) translate (3.408cm 4.8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9" draw:layer="layout" svg:width="6.655cm" svg:height="2.6cm" svg:x="4.167cm" svg:y="5.373cm">
          <text:p text:style-name="P22"><text:span text:style-name="T19">корзина 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9" draw:layer="layout" svg:width="6.655cm" svg:height="2.6cm" svg:x="4.168cm" svg:y="14.474cm">
          <text:p text:style-name="P22"><text:span text:style-name="T19">корзина 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draw:layer="layout" svg:width="6.655cm" svg:height="2.6cm" svg:x="4.168cm" svg:y="11.375cm">
          <text:p text:style-name="P22"><text:span text:style-name="T19">корзина 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9" draw:layer="layout" svg:width="6.655cm" svg:height="2.6cm" svg:x="4.168cm" svg:y="8.375cm">
          <text:p text:style-name="P22"><text:span text:style-name="T19">корзина 0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5" draw:text-style-name="P11" draw:layer="layout" svg:width="20.644cm" svg:height="3.473cm" svg:x="1.2cm" svg:y="0.737cm" presentation:class="title" presentation:user-transformed="true">
          <draw:text-box>
            <text:p text:style-name="P11"><text:span text:style-name="T9">Группировка хешированием</text:span></text:p>
          </draw:text-box>
        </draw:frame>
        <draw:custom-shape draw:style-name="gr5" draw:text-style-name="P19" xml:id="id10" draw:id="id10" draw:layer="layout" svg:width="1.5cm" svg:height="1cm" svg:x="14.8cm" svg:y="14cm">
          <text:p text:style-name="P18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.5cm" svg:height="1cm" svg:x="14.8cm" svg:y="16cm">
          <text:p text:style-name="P18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xml:id="id12" draw:id="id12" draw:layer="layout" svg:width="1.5cm" svg:height="1cm" svg:x="14.8cm" svg:y="15cm">
          <text:p text:style-name="P18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14cm">
          <text:p text:style-name="P20"><text:span text:style-name="T18">Yellow Submar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16cm">
          <text:p text:style-name="P20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39" draw:layer="layout" svg:width="5.5cm" svg:height="1cm" svg:x="16.3cm" svg:y="15cm">
          <text:p text:style-name="P20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8" draw:id="id8" draw:layer="layout" svg:width="1.5cm" svg:height="1cm" svg:x="14.8cm" svg:y="13cm">
          <text:p text:style-name="P2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40" draw:layer="layout" svg:width="5.5cm" svg:height="1cm" svg:x="16.3cm" svg:y="13cm">
          <text:p text:style-name="P24"><text:span text:style-name="T19">Let It B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14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16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25" draw:text-style-name="P41" draw:layer="layout" svg:width="2.114cm" svg:height="1cm" svg:x="21.8cm" svg:y="15cm">
          <text:p text:style-name="P18"><text:span text:style-name="T18">1968</text:span></text:p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2.114cm" svg:height="1cm" svg:x="21.8cm" svg:y="13cm">
          <text:p text:style-name="P22"><text:span text:style-name="T19">1970</text:span></text:p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1.5cm" svg:height="0.732cm" svg:x="14.8cm" svg:y="12cm">
          <text:p text:style-name="P22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5.5cm" svg:height="0.732cm" svg:x="16.3cm" svg:y="12cm">
          <text:p text:style-name="P22"><text:span text:style-name="T19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2.114cm" svg:height="0.732cm" svg:x="21.8cm" svg:y="12cm">
          <text:p text:style-name="P22"><text:span text:style-name="T19">year</text:span></text:p>
          <draw:enhanced-geometry svg:viewBox="0 0 21600 21600" draw:type="rectangle" draw:enhanced-path="M 0 0 L 21600 0 21600 21600 0 21600 0 0 Z N"/>
        </draw:custom-shape>
        <draw:custom-shape draw:style-name="gr28" draw:text-style-name="P40" draw:layer="layout" svg:width="3.178cm" svg:height="1cm" svg:x="4.556cm" svg:y="6.573cm">
          <text:p text:style-name="P24"><text:span text:style-name="T19">010001 </text:span><text:span text:style-name="T20">00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curve" svg:x1="10.45cm" svg:y1="7.073cm" svg:x2="14.8cm" svg:y2="13.5cm" draw:start-shape="id7" draw:start-glue-point="1" draw:end-shape="id8" svg:d="M10450 7073c3262 0 1088 6427 4350 6427" svg:viewBox="0 0 4351 6428">
          <text:p/>
        </draw:connector>
        <draw:custom-shape draw:style-name="gr18" draw:text-style-name="P34" xml:id="id7" draw:id="id7" draw:layer="layout" svg:width="1.016cm" svg:height="1cm" svg:x="9.434cm" svg:y="6.573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5" draw:layer="layout" svg:width="3.178cm" svg:height="1cm" svg:x="4.556cm" svg:y="9.473cm">
          <text:p text:style-name="P43"><text:span text:style-name="T18">100010 </text:span><text:span text:style-name="T25">01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xml:id="id9" draw:id="id9" draw:layer="layout" svg:width="1.016cm" svg:height="1cm" svg:x="9.434cm" svg:y="9.473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1" draw:layer="layout" draw:type="curve" svg:x1="10.45cm" svg:y1="9.973cm" svg:x2="14.8cm" svg:y2="14.5cm" draw:start-shape="id9" draw:start-glue-point="1" draw:end-shape="id10" draw:end-glue-point="3" svg:d="M10450 9973c3262 0 1088 4527 4350 4527" svg:viewBox="0 0 4351 4528">
          <text:p/>
        </draw:connector>
        <draw:custom-shape draw:style-name="gr30" draw:text-style-name="P44" draw:layer="layout" svg:width="3.178cm" svg:height="1cm" svg:x="4.556cm" svg:y="15.573cm">
          <text:p text:style-name="P43"><text:span text:style-name="T18">110001 </text:span><text:span text:style-name="T25">11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xml:id="id11" draw:id="id11" draw:layer="layout" svg:width="1.016cm" svg:height="1cm" svg:x="9.434cm" svg:y="15.573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1" draw:layer="layout" draw:type="curve" svg:x1="10.45cm" svg:y1="16.073cm" svg:x2="14.8cm" svg:y2="15.5cm" draw:start-shape="id11" draw:start-glue-point="1" draw:end-shape="id12" draw:end-glue-point="3" svg:d="M10450 16073c3262 0 1088-573 4350-573" svg:viewBox="0 0 4351 574">
          <text:p/>
        </draw:connector>
        <draw:custom-shape draw:style-name="gr19" draw:text-style-name="P34" draw:layer="layout" svg:width="1.731cm" svg:height="1cm" svg:x="7.734cm" svg:y="6.573cm">
          <text:p text:style-name="P33"><text:span text:style-name="T19">19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.731cm" svg:height="1cm" svg:x="7.734cm" svg:y="9.473cm">
          <text:p text:style-name="P33"><text:span text:style-name="T19">19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.731cm" svg:height="1cm" svg:x="7.734cm" svg:y="15.573cm">
          <text:p text:style-name="P33"><text:span text:style-name="T19">19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32" draw:layer="layout" svg:width="13.24cm" svg:height="7.9cm" svg:x="14.7cm" svg:y="4.8cm" presentation:class="outline" presentation:user-transformed="true">
          <draw:text-box>
            <text:list text:style-name="L3">
              <text:list-item>
                <text:p text:style-name="P30"><text:span text:style-name="T21">SELECT year, count(*) cnt</text:span><text:span text:style-name="T21"><text:line-break/></text:span><text:span text:style-name="T21">FROM t </text:span><text:span text:style-name="T21"><text:line-break/></text:span><text:span text:style-name="T21">GROUP BY year;</text:span></text:p>
              </text:list-item>
              <text:list-item>
                <text:p text:style-name="P31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6" draw:text-style-name="P37" draw:layer="layout" svg:width="16.799cm" svg:height="15.338cm" svg:x="2.1cm" svg:y="13.618cm" presentation:class="notes" presentation:user-transformed="true">
            <draw:text-box>
              <text:p text:style-name="P14"><text:span text:style-name="T15">Третья строка порождает новую запись в корзине 11.</text:span></text:p>
            </draw:text-box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custom-shape draw:style-name="gr4" draw:text-style-name="P17" draw:layer="layout" svg:width="8.227cm" svg:height="12.753cm" draw:transform="skewX (-0.00383972435438753) translate (3.408cm 4.8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9" draw:layer="layout" svg:width="6.655cm" svg:height="2.6cm" svg:x="4.167cm" svg:y="5.373cm">
          <text:p text:style-name="P22"><text:span text:style-name="T19">корзина 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9" draw:layer="layout" svg:width="6.655cm" svg:height="2.6cm" svg:x="4.168cm" svg:y="14.474cm">
          <text:p text:style-name="P22"><text:span text:style-name="T19">корзина 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draw:layer="layout" svg:width="6.655cm" svg:height="2.6cm" svg:x="4.168cm" svg:y="11.375cm">
          <text:p text:style-name="P22"><text:span text:style-name="T19">корзина 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9" draw:layer="layout" svg:width="6.655cm" svg:height="2.6cm" svg:x="4.168cm" svg:y="8.375cm">
          <text:p text:style-name="P22"><text:span text:style-name="T19">корзина 0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7" draw:text-style-name="P11" draw:layer="layout" svg:width="20.644cm" svg:height="3.473cm" svg:x="1.2cm" svg:y="0.737cm" presentation:class="title" presentation:user-transformed="true">
          <draw:text-box>
            <text:p text:style-name="P11"><text:span text:style-name="T9">Группировка хешированием</text:span></text:p>
          </draw:text-box>
        </draw:frame>
        <draw:custom-shape draw:style-name="gr5" draw:text-style-name="P19" xml:id="id16" draw:id="id16" draw:layer="layout" svg:width="1.5cm" svg:height="1cm" svg:x="14.8cm" svg:y="14cm">
          <text:p text:style-name="P18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xml:id="id19" draw:id="id19" draw:layer="layout" svg:width="1.5cm" svg:height="1cm" svg:x="14.8cm" svg:y="16cm">
          <text:p text:style-name="P18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xml:id="id18" draw:id="id18" draw:layer="layout" svg:width="1.5cm" svg:height="1cm" svg:x="14.8cm" svg:y="15cm">
          <text:p text:style-name="P18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14cm">
          <text:p text:style-name="P20"><text:span text:style-name="T18">Yellow Submar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39" draw:layer="layout" svg:width="5.5cm" svg:height="1cm" svg:x="16.3cm" svg:y="16cm">
          <text:p text:style-name="P20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15cm">
          <text:p text:style-name="P20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14" draw:id="id14" draw:layer="layout" svg:width="1.5cm" svg:height="1cm" svg:x="14.8cm" svg:y="13cm">
          <text:p text:style-name="P2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40" draw:layer="layout" svg:width="5.5cm" svg:height="1cm" svg:x="16.3cm" svg:y="13cm">
          <text:p text:style-name="P24"><text:span text:style-name="T19">Let It B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14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25" draw:text-style-name="P41" draw:layer="layout" svg:width="2.114cm" svg:height="1cm" svg:x="21.8cm" svg:y="16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15cm">
          <text:p text:style-name="P18"><text:span text:style-name="T18">1968</text:span></text:p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2.114cm" svg:height="1cm" svg:x="21.8cm" svg:y="13cm">
          <text:p text:style-name="P22"><text:span text:style-name="T19">1970</text:span></text:p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1.5cm" svg:height="0.732cm" svg:x="14.8cm" svg:y="12cm">
          <text:p text:style-name="P22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5.5cm" svg:height="0.732cm" svg:x="16.3cm" svg:y="12cm">
          <text:p text:style-name="P22"><text:span text:style-name="T19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2.114cm" svg:height="0.732cm" svg:x="21.8cm" svg:y="12cm">
          <text:p text:style-name="P22"><text:span text:style-name="T19">year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curve" svg:x1="10.45cm" svg:y1="7.073cm" svg:x2="14.8cm" svg:y2="13.5cm" draw:start-shape="id13" draw:start-glue-point="1" draw:end-shape="id14" svg:d="M10450 7073c3262 0 1088 6427 4350 6427" svg:viewBox="0 0 4351 6428">
          <text:p/>
        </draw:connector>
        <draw:custom-shape draw:style-name="gr18" draw:text-style-name="P34" xml:id="id13" draw:id="id13" draw:layer="layout" svg:width="1.016cm" svg:height="1cm" svg:x="9.434cm" svg:y="6.573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4" xml:id="id15" draw:id="id15" draw:layer="layout" svg:width="1.016cm" svg:height="1cm" svg:x="9.434cm" svg:y="9.473cm">
          <text:p text:style-name="P3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1" draw:layer="layout" draw:type="curve" svg:x1="10.45cm" svg:y1="9.973cm" svg:x2="14.8cm" svg:y2="14.5cm" draw:start-shape="id15" draw:start-glue-point="1" draw:end-shape="id16" draw:end-glue-point="3" svg:d="M10450 9973c3262 0 1088 4527 4350 4527" svg:viewBox="0 0 4351 4528">
          <text:p/>
        </draw:connector>
        <draw:custom-shape draw:style-name="gr31" draw:text-style-name="P45" draw:layer="layout" svg:width="3.178cm" svg:height="1cm" svg:x="4.556cm" svg:y="15.573cm">
          <text:p text:style-name="P43"><text:span text:style-name="T18">110001 </text:span><text:span text:style-name="T25">11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xml:id="id17" draw:id="id17" draw:layer="layout" svg:width="1.016cm" svg:height="1cm" svg:x="9.434cm" svg:y="15.573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1" draw:layer="layout" draw:type="curve" svg:x1="10.45cm" svg:y1="16.073cm" svg:x2="14.8cm" svg:y2="15.5cm" draw:start-shape="id17" draw:start-glue-point="1" draw:end-shape="id18" draw:end-glue-point="3" svg:d="M10450 16073c3262 0 1088-573 4350-573" svg:viewBox="0 0 4351 574">
          <text:p/>
        </draw:connector>
        <draw:connector draw:style-name="gr16" draw:text-style-name="P11" draw:layer="layout" draw:type="curve" svg:x1="10.45cm" svg:y1="9.973cm" svg:x2="14.8cm" svg:y2="16.5cm" draw:start-shape="id15" draw:start-glue-point="1" draw:end-shape="id19" draw:end-glue-point="3" svg:d="M10450 9973c3262 0 1088 6527 4350 6527" svg:viewBox="0 0 4351 6528">
          <text:p/>
        </draw:connector>
        <draw:custom-shape draw:style-name="gr19" draw:text-style-name="P34" draw:layer="layout" svg:width="1.731cm" svg:height="1cm" svg:x="7.734cm" svg:y="6.573cm">
          <text:p text:style-name="P33"><text:span text:style-name="T19">19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.731cm" svg:height="1cm" svg:x="7.734cm" svg:y="9.473cm">
          <text:p text:style-name="P33"><text:span text:style-name="T19">19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.731cm" svg:height="1cm" svg:x="7.734cm" svg:y="15.573cm">
          <text:p text:style-name="P33"><text:span text:style-name="T19">19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0" draw:layer="layout" svg:width="3.178cm" svg:height="1cm" svg:x="4.556cm" svg:y="6.573cm">
          <text:p text:style-name="P24"><text:span text:style-name="T19">010001 </text:span><text:span text:style-name="T20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5" draw:layer="layout" svg:width="3.178cm" svg:height="1cm" svg:x="4.556cm" svg:y="9.473cm">
          <text:p text:style-name="P24"><text:span text:style-name="T19">100010 </text:span><text:span text:style-name="T20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32" draw:layer="layout" svg:width="13.24cm" svg:height="7.9cm" svg:x="14.7cm" svg:y="4.8cm" presentation:class="outline" presentation:user-transformed="true">
          <draw:text-box>
            <text:list text:style-name="L3">
              <text:list-item>
                <text:p text:style-name="P30"><text:span text:style-name="T21">SELECT year, count(*) cnt</text:span><text:span text:style-name="T21"><text:line-break/></text:span><text:span text:style-name="T21">FROM t </text:span><text:span text:style-name="T21"><text:line-break/></text:span><text:span text:style-name="T21">GROUP BY year;</text:span></text:p>
              </text:list-item>
              <text:list-item>
                <text:p text:style-name="P31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6" draw:text-style-name="P37" draw:layer="layout" svg:width="16.799cm" svg:height="15.338cm" svg:x="2.1cm" svg:y="13.618cm" presentation:class="notes" presentation:user-transformed="true">
            <draw:text-box>
              <text:p text:style-name="P14"><text:span text:style-name="T15">Хеш-код последней строки попадает в корзину с номером 01. В корзине уже есть запись с таким значением ключа, поэтому сервер увеличивает значение ее счетчика на единицу. На этом обработка таблицы завершается: в хеш-таблице собрались все уникальные значения. Алгоритм возвращает сами значения и их количество.</text:span></text:p>
              <text:p text:style-name="P14"><text:span text:style-name="T15">Такой же алгоритм (с незначительными модификациями) используется и для получения уникальных записей без вычисления агрегатной функции, и при вычислении других агрегатных функций.</text:span></text:p>
              <text:p text:style-name="P14"><text:span text:style-name="T26"/></text:p>
            </draw:text-box>
          </draw:frame>
        </presentation:notes>
      </draw:page>
      <draw:page draw:name="page9" draw:style-name="dp1" draw:master-page-name="master_5f__5f_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_5f_" presentation:presentation-page-layout-name="AL1T1">
        <office:forms form:automatic-focus="false" form:apply-design-mode="false"/>
        <draw:custom-shape draw:style-name="gr32" draw:text-style-name="P17" draw:layer="layout" svg:width="8.611cm" svg:height="12.753cm" draw:transform="skewX (-0.00383972435438752) translate (3.024cm 4.8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9" draw:layer="layout" svg:width="7.012cm" svg:height="2.6cm" svg:x="3.81cm" svg:y="5.373cm">
          <text:p text:style-name="P22"><text:span text:style-name="T19">корзина 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9" draw:layer="layout" svg:width="7.012cm" svg:height="2.6cm" svg:x="3.811cm" svg:y="14.474cm">
          <text:p text:style-name="P22"><text:span text:style-name="T19">корзина 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9" draw:layer="layout" svg:width="7.012cm" svg:height="2.6cm" svg:x="3.811cm" svg:y="11.375cm">
          <text:p text:style-name="P22"><text:span text:style-name="T19">корзина 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9" draw:layer="layout" svg:width="7.012cm" svg:height="2.6cm" svg:x="3.811cm" svg:y="8.375cm">
          <text:p text:style-name="P22"><text:span text:style-name="T19">корзина 0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8" draw:text-style-name="P11" draw:layer="layout" svg:width="20.644cm" svg:height="1.803cm" svg:x="1.2cm" svg:y="0.737cm" presentation:class="title" presentation:user-transformed="true">
          <draw:text-box>
            <text:p text:style-name="P11"><text:span text:style-name="T9">Хеш-группировка и пакеты</text:span></text:p>
          </draw:text-box>
        </draw:frame>
        <draw:custom-shape draw:style-name="gr5" draw:text-style-name="P19" xml:id="id23" draw:id="id23" draw:layer="layout" svg:width="1.5cm" svg:height="1cm" svg:x="14.8cm" svg:y="6.8cm">
          <text:p text:style-name="P18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xml:id="id26" draw:id="id26" draw:layer="layout" svg:width="1.5cm" svg:height="1cm" svg:x="14.8cm" svg:y="8.8cm">
          <text:p text:style-name="P18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1.5cm" svg:height="1cm" svg:x="14.8cm" svg:y="7.8cm">
          <text:p text:style-name="P18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6.8cm">
          <text:p text:style-name="P20"><text:span text:style-name="T18">Yellow Submar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8.8cm">
          <text:p text:style-name="P20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39" draw:layer="layout" svg:width="5.5cm" svg:height="1cm" svg:x="16.3cm" svg:y="7.8cm">
          <text:p text:style-name="P20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.5cm" svg:height="1cm" svg:x="14.8cm" svg:y="5.8cm">
          <text:p text:style-name="P2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5.5cm" svg:height="1cm" svg:x="16.3cm" svg:y="5.8cm">
          <text:p text:style-name="P24"><text:span text:style-name="T19">Let It B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6.8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8.8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25" draw:text-style-name="P41" draw:layer="layout" svg:width="2.114cm" svg:height="1cm" svg:x="21.8cm" svg:y="7.8cm">
          <text:p text:style-name="P18"><text:span text:style-name="T18">1968</text:span>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2.114cm" svg:height="1cm" svg:x="21.8cm" svg:y="5.8cm">
          <text:p text:style-name="P22"><text:span text:style-name="T19">1970</text:span></text:p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1.5cm" svg:height="0.732cm" svg:x="14.8cm" svg:y="4.8cm">
          <text:p text:style-name="P22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5.5cm" svg:height="0.732cm" svg:x="16.3cm" svg:y="4.8cm">
          <text:p text:style-name="P22"><text:span text:style-name="T19">tit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2.114cm" svg:height="0.732cm" svg:x="21.8cm" svg:y="4.8cm">
          <text:p text:style-name="P22"><text:span text:style-name="T19">year</text:span></text:p>
          <draw:enhanced-geometry svg:viewBox="0 0 21600 21600" draw:type="rectangle" draw:enhanced-path="M 0 0 L 21600 0 21600 21600 0 21600 0 0 Z N"/>
        </draw:custom-shape>
        <draw:connector draw:style-name="gr34" draw:text-style-name="P11" draw:layer="layout" draw:type="curve" svg:x1="10.45cm" svg:y1="7.073cm" svg:x2="14.8cm" svg:y2="11.3cm" draw:start-shape="id20" draw:start-glue-point="1" draw:end-shape="id21" draw:end-glue-point="3" svg:d="M10450 7073c3262 0 1088 4227 4350 4227" svg:viewBox="0 0 4351 4228">
          <text:p/>
        </draw:connector>
        <draw:custom-shape draw:style-name="gr18" draw:text-style-name="P34" xml:id="id20" draw:id="id20" draw:layer="layout" svg:width="1.016cm" svg:height="1cm" svg:x="9.434cm" svg:y="6.573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4" xml:id="id22" draw:id="id22" draw:layer="layout" svg:width="1.016cm" svg:height="1cm" svg:x="9.434cm" svg:y="9.473cm">
          <text:p text:style-name="P3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1" draw:layer="layout" draw:type="curve" svg:x1="10.45cm" svg:y1="9.973cm" svg:x2="14.8cm" svg:y2="7.3cm" draw:start-shape="id22" draw:start-glue-point="1" draw:end-shape="id23" draw:end-glue-point="3" svg:d="M10450 9973c3262 0 1088-2673 4350-2673" svg:viewBox="0 0 4351 2674">
          <text:p/>
        </draw:connector>
        <draw:custom-shape draw:style-name="gr35" draw:text-style-name="P47" draw:layer="layout" svg:width="3.416cm" svg:height="1cm" svg:x="4.318cm" svg:y="15.573cm">
          <text:p text:style-name="P46"><text:span text:style-name="T27">01011 </text:span><text:span text:style-name="T28">0 11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xml:id="id24" draw:id="id24" draw:layer="layout" svg:width="1.016cm" svg:height="1cm" svg:x="9.434cm" svg:y="15.573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1" draw:layer="layout" draw:type="curve" svg:x1="10.45cm" svg:y1="16.073cm" svg:x2="14.8cm" svg:y2="13.3cm" draw:start-shape="id24" draw:start-glue-point="1" draw:end-shape="id25" draw:end-glue-point="3" svg:d="M10450 16073c3262 0 1088-2773 4350-2773" svg:viewBox="0 0 4351 2774">
          <text:p/>
        </draw:connector>
        <draw:connector draw:style-name="gr34" draw:text-style-name="P11" draw:layer="layout" draw:type="curve" svg:x1="10.45cm" svg:y1="9.973cm" svg:x2="14.8cm" svg:y2="9.3cm" draw:start-shape="id22" draw:start-glue-point="1" draw:end-shape="id26" draw:end-glue-point="3" svg:d="M10450 9973c3262 0 1088-673 4350-673" svg:viewBox="0 0 4351 674">
          <text:p/>
        </draw:connector>
        <draw:frame draw:style-name="gr36" draw:text-style-name="P49" draw:layer="layout" svg:width="9.752cm" svg:height="2.532cm" svg:x="2.754cm" svg:y="17.856cm">
          <draw:text-box>
            <text:p text:style-name="P48"><text:span text:style-name="T29">work_mem </text:span><text:span text:style-name="T30">× hash_mem_multiplier =</text:span><text:span text:style-name="T30"><text:line-break/></text:span><text:span text:style-name="T31">= 4MB × 2 </text:span></text:p>
          </draw:text-box>
        </draw:frame>
        <draw:custom-shape draw:style-name="gr19" draw:text-style-name="P34" draw:layer="layout" svg:width="1.731cm" svg:height="1cm" svg:x="7.734cm" svg:y="6.573cm">
          <text:p text:style-name="P33"><text:span text:style-name="T19">19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.731cm" svg:height="1cm" svg:x="7.734cm" svg:y="9.473cm">
          <text:p text:style-name="P33"><text:span text:style-name="T19">19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.731cm" svg:height="1cm" svg:x="7.734cm" svg:y="15.573cm">
          <text:p text:style-name="P33"><text:span text:style-name="T19">19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1" draw:layer="layout" svg:width="3.416cm" svg:height="1cm" svg:x="4.318cm" svg:y="6.573cm">
          <text:p text:style-name="P50"><text:span text:style-name="T32">01010 </text:span><text:span text:style-name="T33">0 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2" draw:layer="layout" svg:width="3.416cm" svg:height="1cm" svg:x="4.318cm" svg:y="9.473cm">
          <text:p text:style-name="P50"><text:span text:style-name="T32">10001 </text:span><text:span text:style-name="T33">0 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1.434cm" svg:height="1.27cm" draw:transform="rotate (-1.5707963267949) translate (19.825cm 14.117cm)">
          <text:p/>
          <draw:enhanced-geometry svg:viewBox="0 0 21600 21600" draw:mirror-horizontal="false" draw:mirror-vertical="false" draw:text-areas="0 ?f0 ?f5 ?f2" draw:type="right-arrow" draw:modifiers="14691.0104529617 5727.143981117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9" xml:id="id21" draw:id="id21" draw:layer="layout" svg:width="1.5cm" svg:height="1cm" svg:x="14.8cm" svg:y="10.8cm">
          <text:p text:style-name="P18"><text:span text:style-name="T18">7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xml:id="id25" draw:id="id25" draw:layer="layout" svg:width="1.5cm" svg:height="1cm" svg:x="14.8cm" svg:y="12.8cm">
          <text:p text:style-name="P18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1.5cm" svg:height="1cm" svg:x="14.8cm" svg:y="11.8cm">
          <text:p text:style-name="P18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10.8cm">
          <text:p text:style-name="P20"><text:span text:style-name="T18">Help!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16.3cm" svg:y="12.8cm">
          <text:p text:style-name="P20"><text:span text:style-name="T18">Revol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39" draw:layer="layout" svg:width="5.5cm" svg:height="1cm" svg:x="16.3cm" svg:y="11.8cm">
          <text:p text:style-name="P20"><text:span text:style-name="T18">A Hard Day’s Night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28" draw:id="id28" draw:layer="layout" svg:width="1.5cm" svg:height="1cm" svg:x="14.8cm" svg:y="9.8cm">
          <text:p text:style-name="P2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40" draw:layer="layout" svg:width="5.5cm" svg:height="1cm" svg:x="16.3cm" svg:y="9.8cm">
          <text:p text:style-name="P24"><text:span text:style-name="T19">Please Please M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10.8cm">
          <text:p text:style-name="P18"><text:span text:style-name="T18">1965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21.8cm" svg:y="12.8cm">
          <text:p text:style-name="P18"><text:span text:style-name="T18">1966</text:span></text:p>
          <draw:enhanced-geometry svg:viewBox="0 0 21600 21600" draw:type="rectangle" draw:enhanced-path="M 0 0 L 21600 0 21600 21600 0 21600 0 0 Z N"/>
        </draw:custom-shape>
        <draw:custom-shape draw:style-name="gr25" draw:text-style-name="P41" draw:layer="layout" svg:width="2.114cm" svg:height="1cm" svg:x="21.8cm" svg:y="11.8cm">
          <text:p text:style-name="P18"><text:span text:style-name="T18">1964</text:span></text:p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2.114cm" svg:height="1cm" svg:x="21.8cm" svg:y="9.8cm">
          <text:p text:style-name="P22"><text:span text:style-name="T19">1963</text:span></text:p>
          <draw:enhanced-geometry svg:viewBox="0 0 21600 21600" draw:type="rectangle" draw:enhanced-path="M 0 0 L 21600 0 21600 21600 0 21600 0 0 Z N"/>
        </draw:custom-shape>
        <draw:custom-shape draw:style-name="gr39" draw:text-style-name="P53" draw:layer="layout" svg:width="5.191cm" svg:height="3.959cm" svg:x="16.6cm" svg:y="15.844cm">
          <text:p/>
          <draw:enhanced-geometry svg:viewBox="0 0 21600 21600" draw:mirror-vertical="tru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0" draw:text-style-name="P55" draw:layer="layout" svg:width="2.676cm" svg:height="0.667cm" svg:x="17.099cm" svg:y="18.441cm">
          <text:p text:style-name="P54"><text:span text:style-name="T34">00110 </text:span><text:span text:style-name="T35">1 10</text:span></text:p>
          <draw:enhanced-geometry svg:viewBox="0 0 21600 21600" draw:type="rectangle" draw:enhanced-path="M 0 0 L 21600 0 21600 21600 0 21600 0 0 Z N"/>
        </draw:custom-shape>
        <draw:custom-shape draw:style-name="gr40" draw:text-style-name="P55" draw:layer="layout" svg:width="2.676cm" svg:height="0.667cm" svg:x="17.099cm" svg:y="17.108cm">
          <text:p text:style-name="P54"><text:span text:style-name="T34">01000 </text:span><text:span text:style-name="T35">1 00</text:span></text:p>
          <draw:enhanced-geometry svg:viewBox="0 0 21600 21600" draw:type="rectangle" draw:enhanced-path="M 0 0 L 21600 0 21600 21600 0 21600 0 0 Z N"/>
        </draw:custom-shape>
        <draw:custom-shape draw:style-name="gr41" draw:text-style-name="P57" draw:layer="layout" svg:width="1.508cm" svg:height="0.667cm" svg:x="19.775cm" svg:y="18.441cm">
          <text:p text:style-name="P56"><text:span text:style-name="T36">1964</text:span></text:p>
          <draw:enhanced-geometry svg:viewBox="0 0 21600 21600" draw:type="rectangle" draw:enhanced-path="M 0 0 L 21600 0 21600 21600 0 21600 0 0 Z N"/>
        </draw:custom-shape>
        <draw:custom-shape draw:style-name="gr41" draw:text-style-name="P57" draw:layer="layout" svg:width="1.508cm" svg:height="0.667cm" svg:x="19.775cm" svg:y="17.108cm">
          <text:p text:style-name="P56"><text:span text:style-name="T36">1970</text:span></text:p>
          <draw:enhanced-geometry svg:viewBox="0 0 21600 21600" draw:type="rectangle" draw:enhanced-path="M 0 0 L 21600 0 21600 21600 0 21600 0 0 Z N"/>
        </draw:custom-shape>
        <draw:custom-shape draw:style-name="gr42" draw:text-style-name="P55" draw:layer="layout" svg:width="2.676cm" svg:height="0.666cm" svg:x="17.099cm" svg:y="17.775cm">
          <text:p text:style-name="P54"><text:span text:style-name="T34">11000 </text:span><text:span text:style-name="T35">1 11</text:span></text:p>
          <draw:enhanced-geometry svg:viewBox="0 0 21600 21600" draw:type="rectangle" draw:enhanced-path="M 0 0 L 21600 0 21600 21600 0 21600 0 0 Z N"/>
        </draw:custom-shape>
        <draw:custom-shape draw:style-name="gr43" draw:text-style-name="P57" draw:layer="layout" svg:width="1.508cm" svg:height="0.666cm" svg:x="19.775cm" svg:y="17.775cm">
          <text:p text:style-name="P56"><text:span text:style-name="T36">1968</text:span></text:p>
          <draw:enhanced-geometry svg:viewBox="0 0 21600 21600" draw:type="rectangle" draw:enhanced-path="M 0 0 L 21600 0 21600 21600 0 21600 0 0 Z N"/>
        </draw:custom-shape>
        <draw:frame draw:style-name="gr44" draw:text-style-name="P58" draw:layer="layout" svg:width="2.17cm" svg:height="0.806cm" svg:x="18.081cm" svg:y="16.002cm">
          <draw:text-box>
            <text:p><text:span text:style-name="T23">пакет 1</text:span></text:p>
          </draw:text-box>
        </draw:frame>
        <draw:custom-shape draw:style-name="gr45" draw:text-style-name="P47" draw:layer="layout" svg:width="3.416cm" svg:height="1cm" svg:x="4.318cm" svg:y="12.473cm">
          <text:p text:style-name="P46"><text:span text:style-name="T27">11010 </text:span><text:span text:style-name="T28">0 10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xml:id="id27" draw:id="id27" draw:layer="layout" svg:width="1.016cm" svg:height="1cm" svg:x="9.434cm" svg:y="12.473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.731cm" svg:height="1cm" svg:x="7.734cm" svg:y="12.473cm">
          <text:p text:style-name="P33"><text:span text:style-name="T19">19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1" draw:layer="layout" draw:type="curve" svg:x1="10.45cm" svg:y1="12.973cm" svg:x2="14.8cm" svg:y2="10.3cm" draw:start-shape="id27" draw:start-glue-point="1" draw:end-shape="id28" draw:end-glue-point="3" svg:d="M10450 12973c3262 0 1088-2673 4350-2673" svg:viewBox="0 0 4351 2674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6" draw:text-style-name="P37" draw:layer="layout" svg:width="16.799cm" svg:height="15.338cm" svg:x="2.1cm" svg:y="13.618cm" presentation:class="notes" presentation:user-transformed="true">
            <draw:text-box>
              <text:p text:style-name="P14"><text:span text:style-name="T15">Если выделенной памяти не хватает, исходный набор разбивается на части (пакеты), так чтобы хеш-таблица для каждого пакета умещалась</text:span><text:span text:style-name="T15"><text:line-break/></text:span><text:span text:style-name="T15">в оперативной памяти. Расчетное количество пакетов — степень</text:span><text:span text:style-name="T15"><text:line-break/></text:span><text:span text:style-name="T15">числа 2; в хеш-коде выделяется нужное количество битов, которые определяют принадлежность записи пакету (на слайде два пакета, поэтому достаточно одного бита). Хеш-таблица для пакета 0 располагается в оперативной памяти, строки остальных пакетов помещаются во временные файлы — каждый пакет в свой файл.</text:span></text:p>
              <text:p text:style-name="P14"><text:span text:style-name="T15">Использование временных файлов значительно снижает производительность, и при хешировании этот эффект проявляется сильнее, чем для других алгоритмов. Поэтому при группировке хешированием выделяется </text:span><text:span text:style-name="T37">work_mem </text:span><text:span text:style-name="T38">× hash_mem_multiplier</text:span><text:span text:style-name="T15"> оперативной памяти — по умолчанию вдвое больше, чем обычно.</text:span></text:p>
            </draw:text-box>
          </draw:frame>
        </presentation:notes>
      </draw:page>
      <draw:page draw:name="page11" draw:style-name="dp1" draw:master-page-name="master_5f_" presentation:presentation-page-layout-name="AL1T1">
        <office:forms form:automatic-focus="false" form:apply-design-mode="false"/>
        <draw:frame presentation:style-name="pr19" draw:text-style-name="P11" draw:layer="layout" svg:width="20.644cm" svg:height="1.803cm" svg:x="1.2cm" svg:y="0.737cm" presentation:class="title" presentation:user-transformed="true">
          <draw:text-box>
            <text:p text:style-name="P11"><text:span text:style-name="T39">Хеш-</text:span><text:span text:style-name="T9">группировка и пакеты</text:span></text:p>
          </draw:text-box>
        </draw:frame>
        <draw:frame draw:style-name="gr46" draw:text-style-name="P60" draw:layer="layout" svg:width="9.266cm" svg:height="0.878cm" svg:x="2.754cm" svg:y="17.856cm">
          <draw:text-box>
            <text:p text:style-name="P59"><text:span text:style-name="T29">work_mem </text:span><text:span text:style-name="T30">× </text:span><text:span text:style-name="T40">hash_mem_multiplier</text:span></text:p>
          </draw:text-box>
        </draw:frame>
        <draw:custom-shape draw:style-name="gr38" draw:text-style-name="P17" draw:layer="layout" svg:width="1.434cm" svg:height="1.27cm" draw:transform="rotate (2.35619449019235) translate (14.447cm 15.188cm)">
          <text:p/>
          <draw:enhanced-geometry svg:viewBox="0 0 21600 21600" draw:mirror-horizontal="false" draw:mirror-vertical="false" draw:text-areas="0 ?f0 ?f5 ?f2" draw:type="right-arrow" draw:modifiers="14691.0104529617 5727.143981117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53" draw:layer="layout" svg:width="5.191cm" svg:height="3.959cm" svg:x="16.6cm" svg:y="15.844cm">
          <text:p/>
          <draw:enhanced-geometry svg:viewBox="0 0 21600 21600" draw:mirror-vertical="tru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0" draw:text-style-name="P62" draw:layer="layout" svg:width="2.676cm" svg:height="0.667cm" svg:x="17.099cm" svg:y="18.441cm">
          <text:p text:style-name="P61"><text:span text:style-name="T34">00110 </text:span><text:span text:style-name="T35">1 10</text:span></text:p>
          <draw:enhanced-geometry svg:viewBox="0 0 21600 21600" draw:type="rectangle" draw:enhanced-path="M 0 0 L 21600 0 21600 21600 0 21600 0 0 Z N"/>
        </draw:custom-shape>
        <draw:custom-shape draw:style-name="gr40" draw:text-style-name="P62" draw:layer="layout" svg:width="2.676cm" svg:height="0.667cm" svg:x="17.099cm" svg:y="17.108cm">
          <text:p text:style-name="P61"><text:span text:style-name="T34">01000 </text:span><text:span text:style-name="T35">1 00</text:span></text:p>
          <draw:enhanced-geometry svg:viewBox="0 0 21600 21600" draw:type="rectangle" draw:enhanced-path="M 0 0 L 21600 0 21600 21600 0 21600 0 0 Z N"/>
        </draw:custom-shape>
        <draw:custom-shape draw:style-name="gr41" draw:text-style-name="P57" draw:layer="layout" svg:width="1.508cm" svg:height="0.667cm" svg:x="19.775cm" svg:y="18.441cm">
          <text:p text:style-name="P56"><text:span text:style-name="T36">1964</text:span></text:p>
          <draw:enhanced-geometry svg:viewBox="0 0 21600 21600" draw:type="rectangle" draw:enhanced-path="M 0 0 L 21600 0 21600 21600 0 21600 0 0 Z N"/>
        </draw:custom-shape>
        <draw:custom-shape draw:style-name="gr41" draw:text-style-name="P57" draw:layer="layout" svg:width="1.508cm" svg:height="0.667cm" svg:x="19.775cm" svg:y="17.108cm">
          <text:p text:style-name="P56"><text:span text:style-name="T36">1970</text:span></text:p>
          <draw:enhanced-geometry svg:viewBox="0 0 21600 21600" draw:type="rectangle" draw:enhanced-path="M 0 0 L 21600 0 21600 21600 0 21600 0 0 Z N"/>
        </draw:custom-shape>
        <draw:custom-shape draw:style-name="gr42" draw:text-style-name="P62" draw:layer="layout" svg:width="2.676cm" svg:height="0.666cm" svg:x="17.099cm" svg:y="17.775cm">
          <text:p text:style-name="P61"><text:span text:style-name="T34">11000 </text:span><text:span text:style-name="T35">1 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7" draw:layer="layout" svg:width="1.508cm" svg:height="0.666cm" svg:x="19.775cm" svg:y="17.775cm">
          <text:p text:style-name="P56"><text:span text:style-name="T36">1968</text:span></text:p>
          <draw:enhanced-geometry svg:viewBox="0 0 21600 21600" draw:type="rectangle" draw:enhanced-path="M 0 0 L 21600 0 21600 21600 0 21600 0 0 Z N"/>
        </draw:custom-shape>
        <draw:frame draw:style-name="gr44" draw:text-style-name="P58" draw:layer="layout" svg:width="2.17cm" svg:height="0.806cm" svg:x="18.081cm" svg:y="16.002cm">
          <draw:text-box>
            <text:p><text:span text:style-name="T23">пакет 1</text:span></text:p>
          </draw:text-box>
        </draw:frame>
        <draw:custom-shape draw:style-name="gr32" draw:text-style-name="P17" draw:layer="layout" svg:width="8.611cm" svg:height="12.753cm" draw:transform="skewX (-0.00383972435438752) translate (3.025cm 4.81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9" draw:layer="layout" svg:width="7.012cm" svg:height="2.6cm" svg:x="3.811cm" svg:y="5.374cm">
          <text:p text:style-name="P22"><text:span text:style-name="T19">корзина 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9" draw:layer="layout" svg:width="7.012cm" svg:height="2.6cm" svg:x="3.812cm" svg:y="14.475cm">
          <text:p text:style-name="P22"><text:span text:style-name="T19">корзина 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9" draw:layer="layout" svg:width="7.012cm" svg:height="2.6cm" svg:x="3.812cm" svg:y="11.376cm">
          <text:p text:style-name="P22"><text:span text:style-name="T19">корзина 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8" draw:layer="layout" svg:width="7.012cm" svg:height="2.6cm" svg:x="3.812cm" svg:y="8.376cm">
          <text:p text:style-name="P22"><text:span text:style-name="T19">корзина 0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4" draw:layer="layout" svg:width="1.016cm" svg:height="1cm" svg:x="9.435cm" svg:y="6.574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7" draw:layer="layout" svg:width="3.416cm" svg:height="1cm" svg:x="4.319cm" svg:y="15.574cm">
          <text:p text:style-name="P46"><text:span text:style-name="T27">11000 </text:span><text:span text:style-name="T28">1 11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1.016cm" svg:height="1cm" svg:x="9.435cm" svg:y="15.574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.731cm" svg:height="1cm" svg:x="7.735cm" svg:y="6.574cm">
          <text:p text:style-name="P33"><text:span text:style-name="T19">19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.731cm" svg:height="1cm" svg:x="7.735cm" svg:y="15.574cm">
          <text:p text:style-name="P33"><text:span text:style-name="T19">19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1" draw:layer="layout" svg:width="3.416cm" svg:height="1cm" svg:x="4.319cm" svg:y="6.574cm">
          <text:p text:style-name="P50"><text:span text:style-name="T32">01000 </text:span><text:span text:style-name="T33">1 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7" draw:layer="layout" svg:width="3.416cm" svg:height="1cm" svg:x="4.319cm" svg:y="12.474cm">
          <text:p text:style-name="P46"><text:span text:style-name="T27">00110 </text:span><text:span text:style-name="T28">1 10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1.016cm" svg:height="1cm" svg:x="9.435cm" svg:y="12.474cm">
          <text:p text:style-name="P33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4" draw:layer="layout" svg:width="1.731cm" svg:height="1cm" svg:x="7.735cm" svg:y="12.474cm">
          <text:p text:style-name="P33"><text:span text:style-name="T19">1964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6" draw:text-style-name="P37" draw:layer="layout" svg:width="16.799cm" svg:height="15.338cm" svg:x="2.1cm" svg:y="13.618cm" presentation:class="notes" presentation:user-transformed="true">
            <draw:text-box>
              <text:p text:style-name="P14"><text:span text:style-name="T15">Затем каждый из пакетов, записанных во временные файлы, читается в память и формирует новую хеш-таблицу.</text:span></text:p>
              <text:p text:style-name="P14"><text:span text:style-name="T15">После обработки всех исходных строк, а также каждого из дополнительных пакетов сервер может возвращать частичные результаты (строки для каждой группы всегда находятся в одном пакете).</text:span></text:p>
              <text:p text:style-name="P14"><text:span text:style-name="T15"/></text:p>
            </draw:text-box>
          </draw:frame>
        </presentation:notes>
      </draw:page>
      <draw:page draw:name="page12" draw:style-name="dp1" draw:master-page-name="master_5f__5f_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3" draw:text-style-name="P63" draw:layer="layout" svg:width="19.8cm" svg:height="1.741cm" svg:x="1.2cm" svg:y="0.737cm" presentation:class="title" presentation:user-transformed="true">
          <draw:text-box>
            <text:p text:style-name="P11"><text:span text:style-name="T13">Группировка сортировкой</text:span></text:p>
          </draw:text-box>
        </draw:frame>
        <draw:custom-shape draw:style-name="gr50" draw:text-style-name="P19" draw:layer="layout" svg:width="2.442cm" svg:height="1cm" svg:x="18.64cm" svg:y="6.786cm">
          <text:p text:style-name="P18"><text:span text:style-name="T18">1968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xml:id="id30" draw:id="id30" draw:layer="layout" svg:width="2.442cm" svg:height="1cm" svg:x="18.64cm" svg:y="7.786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2.442cm" svg:height="1cm" svg:x="18.64cm" svg:y="8.786cm">
          <text:p text:style-name="P18"><text:span text:style-name="T18">1970</text:span></text:p>
          <draw:enhanced-geometry svg:viewBox="0 0 21600 21600" draw:type="rectangle" draw:enhanced-path="M 0 0 L 21600 0 21600 21600 0 21600 0 0 Z N"/>
        </draw:custom-shape>
        <draw:frame draw:style-name="gr53" draw:text-style-name="P64" draw:layer="layout" svg:width="5.713cm" svg:height="0.962cm" draw:transform="rotate (0.53860860716545) translate (12.363cm 10.884cm)">
          <draw:text-box>
            <text:p text:style-name="P11"><text:s text:c="10"/>Unique</text:p>
          </draw:text-box>
        </draw:frame>
        <draw:connector draw:style-name="gr54" draw:text-style-name="P11" draw:layer="layout" draw:type="line" svg:x1="12.162cm" svg:y1="12.068cm" svg:x2="18.64cm" svg:y2="8.286cm" draw:start-shape="id29" draw:end-shape="id30" draw:end-glue-point="3" svg:d="M12162 12068l6478-3782" svg:viewBox="0 0 6479 3783">
          <text:p/>
        </draw:connector>
        <draw:connector draw:style-name="gr54" draw:text-style-name="P11" draw:layer="layout" draw:type="line" svg:x1="12.162cm" svg:y1="12.068cm" svg:x2="18.64cm" svg:y2="13.486cm" draw:start-shape="id29" draw:start-glue-point="1" draw:end-shape="id31" draw:end-glue-point="3" svg:d="M12162 12068l6478 1418" svg:viewBox="0 0 6479 1419">
          <text:p/>
        </draw:connector>
        <draw:frame draw:style-name="gr53" draw:text-style-name="P64" draw:layer="layout" svg:width="5.404cm" svg:height="0.962cm" draw:transform="rotate (-0.225671072282867) translate (13.336cm 11.3cm)">
          <draw:text-box>
            <text:p text:style-name="P11">GroupAggregate</text:p>
          </draw:text-box>
        </draw:frame>
        <draw:frame presentation:style-name="pr4" draw:text-style-name="P32" draw:layer="layout" svg:width="11.684cm" svg:height="2.566cm" svg:x="13.478cm" svg:y="4.864cm" presentation:class="outline" presentation:user-transformed="true">
          <draw:text-box>
            <text:list text:style-name="L3">
              <text:list-item>
                <text:p text:style-name="P30"><text:span text:style-name="T21">SELECT DISTINCT year</text:span><text:span text:style-name="T21"><text:line-break/></text:span><text:span text:style-name="T21">FROM t;</text:span></text:p>
              </text:list-item>
              <text:list-item>
                <text:p text:style-name="P31"><text:span text:style-name="T22"/></text:p>
              </text:list-item>
            </text:list>
          </draw:text-box>
        </draw:frame>
        <draw:custom-shape draw:style-name="gr5" draw:text-style-name="P19" draw:layer="layout" svg:width="1.5cm" svg:height="1cm" svg:x="3.048cm" svg:y="10.568cm">
          <text:p text:style-name="P18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1.5cm" svg:height="1cm" svg:x="3.048cm" svg:y="11.568cm">
          <text:p text:style-name="P18"><text:span text:style-name="T18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.5cm" svg:height="1cm" svg:x="3.048cm" svg:y="9.568cm">
          <text:p text:style-name="P18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4.548cm" svg:y="10.568cm">
          <text:p text:style-name="P20"><text:span text:style-name="T18">Yellow Submar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39" draw:layer="layout" svg:width="5.5cm" svg:height="1cm" svg:x="4.548cm" svg:y="11.568cm">
          <text:p text:style-name="P20"><text:span text:style-name="T18">Abbey Road</text:span></text:p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5cm" svg:height="1cm" svg:x="4.548cm" svg:y="9.568cm">
          <text:p text:style-name="P20"><text:span text:style-name="T18">The Beatles</text:span></text:p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1.5cm" svg:height="1cm" svg:x="3.048cm" svg:y="8.468cm">
          <text:p text:style-name="P2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6" draw:text-style-name="P40" draw:layer="layout" svg:width="5.5cm" svg:height="1cm" svg:x="4.548cm" svg:y="8.468cm">
          <text:p text:style-name="P24"><text:span text:style-name="T19">Let It B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10.048cm" svg:y="10.568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25" draw:text-style-name="P41" xml:id="id29" draw:id="id29" draw:layer="layout" svg:width="2.114cm" svg:height="1cm" svg:x="10.048cm" svg:y="11.568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2.114cm" svg:height="1cm" svg:x="10.048cm" svg:y="9.568cm">
          <text:p text:style-name="P18"><text:span text:style-name="T18">1968</text:span></text:p>
          <draw:enhanced-geometry svg:viewBox="0 0 21600 21600" draw:type="rectangle" draw:enhanced-path="M 0 0 L 21600 0 21600 21600 0 21600 0 0 Z N"/>
        </draw:custom-shape>
        <draw:custom-shape draw:style-name="gr57" draw:text-style-name="P42" draw:layer="layout" svg:width="2.114cm" svg:height="1cm" svg:x="10.048cm" svg:y="8.468cm">
          <text:p text:style-name="P22"><text:span text:style-name="T19">1970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5cm" svg:height="0.83cm" svg:x="2.948cm" svg:y="8.568cm">
          <text:p text:style-name="P22"><text:span text:style-name="T19">id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cm" svg:height="0.83cm" svg:x="4.448cm" svg:y="8.568cm">
          <text:p text:style-name="P22"><text:span text:style-name="T19">title</text:span></text:p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2.114cm" svg:height="0.83cm" svg:x="9.948cm" svg:y="8.568cm">
          <text:p text:style-name="P22"><text:span text:style-name="T19">year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xml:id="id31" draw:id="id31" draw:layer="layout" svg:width="2.442cm" svg:height="1cm" svg:x="18.64cm" svg:y="12.986cm">
          <text:p text:style-name="P18"><text:span text:style-name="T18">1969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2.442cm" svg:height="1cm" svg:x="18.64cm" svg:y="11.986cm">
          <text:p text:style-name="P18"><text:span text:style-name="T18">1968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2.442cm" svg:height="1cm" svg:x="18.64cm" svg:y="13.986cm">
          <text:p text:style-name="P18"><text:span text:style-name="T18">1970</text:span></text:p>
          <draw:enhanced-geometry svg:viewBox="0 0 21600 21600" draw:type="rectangle" draw:enhanced-path="M 0 0 L 21600 0 21600 21600 0 21600 0 0 Z N"/>
        </draw:custom-shape>
        <draw:custom-shape draw:style-name="gr61" draw:text-style-name="P38" draw:layer="layout" svg:width="1.522cm" svg:height="1cm" svg:x="21.084cm" svg:y="12.986cm">
          <text:p text:style-name="P18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19" draw:layer="layout" svg:width="1.522cm" svg:height="1cm" svg:x="21.084cm" svg:y="11.986cm">
          <text:p text:style-name="P18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1.522cm" svg:height="1cm" svg:x="21.084cm" svg:y="13.986cm">
          <text:p text:style-name="P18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36" draw:layer="layout" svg:width="3.089cm" svg:height="1.378cm" svg:x="22.49cm" svg:y="9.962cm">
          <text:p text:style-name="P35"><text:span text:style-name="T23">количество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19.61165048544 30888.4699057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4" draw:text-style-name="P65" draw:layer="layout" svg:width="13.208cm" svg:height="2.81cm" svg:x="13.478cm" svg:y="15.764cm" presentation:class="outline" presentation:user-transformed="true">
          <draw:text-box>
            <text:list text:style-name="L3">
              <text:list-item>
                <text:p text:style-name="P30"><text:span text:style-name="T21">SELECT year, count(year)</text:span><text:span text:style-name="T21"><text:line-break/></text:span><text:span text:style-name="T21">FROM t</text:span><text:span text:style-name="T21"><text:line-break/></text:span><text:span text:style-name="T21">GROUP BY year;</text:span></text:p>
              </text:list-item>
            </text:list>
          </draw:text-box>
        </draw:frame>
        <draw:custom-shape draw:style-name="gr23" draw:text-style-name="P28" draw:layer="layout" svg:width="1.5cm" svg:height="1cm" svg:x="3.048cm" svg:y="12.57cm">
          <text:p text:style-name="P2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40" draw:layer="layout" svg:width="5.5cm" svg:height="1cm" svg:x="4.55cm" svg:y="12.57cm">
          <text:p text:style-name="P24"><text:span text:style-name="T19">Let It Be</text:span></text:p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2.114cm" svg:height="1cm" svg:x="10.05cm" svg:y="12.57cm">
          <text:p text:style-name="P22"><text:span text:style-name="T19">1970</text:span></text:p>
          <draw:enhanced-geometry svg:viewBox="0 0 21600 21600" draw:type="rectangle" draw:enhanced-path="M 0 0 L 21600 0 21600 21600 0 21600 0 0 Z N"/>
        </draw:custom-shape>
        <draw:custom-shape draw:style-name="gr64" draw:text-style-name="P36" draw:layer="layout" svg:width="4.105cm" svg:height="1.632cm" svg:x="7.579cm" svg:y="6.296cm">
          <text:p text:style-name="P35"><text:span text:style-name="T23">набор</text:span></text:p>
          <text:p text:style-name="P35"><text:span text:style-name="T23">отсортирован</text:span></text:p>
          <text:p text:style-name="P35"><text:span text:style-name="T41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727.7155382367 30501.89834660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0" draw:text-style-name="P67" draw:layer="layout" svg:width="16.799cm" svg:height="15.076cm" svg:x="2.1cm" svg:y="14.107cm" presentation:class="notes" presentation:user-transformed="true">
            <draw:text-box>
              <text:p text:style-name="P66"><text:span text:style-name="T15">Исключение дубликатов и группировка могут выполняться не только путем хеширования, но и с помощью сортировки. В этом случае требуется набор данных, предварительно отсортированный по полям группировки.</text:span></text:p>
              <text:p text:style-name="P66"><text:span text:style-name="T15">Узел Unique устраняет дубликаты, добавляя к результату</text:span><text:span text:style-name="T5"> очередное значение, если оно не совпадает с предыдущим.</text:span></text:p>
              <text:p text:style-name="P66"><text:span text:style-name="T15">Узел GroupAggregate возвращает агрегированные данные</text:span><text:span text:style-name="T5">. В примере на слайде узел строит список различных значений поля year, подсчитывая, сколько раз встретилось каждое из них в наборе данных.</text:span></text:p>
              <text:p text:style-name="P66"><text:span text:style-name="T15">Как было рассмотрено в предыдущей теме, упорядоченный набор строк может быть получен с помощью индексного доступа или в результате сортировки в узле Sort. В первом случае узлы Unique и GroupAggregate обычно более выгодны, чем HashAggregate, поскольку выполняются быстро и не требуют много памяти. Однако во втором случае построение хеш-таблицы, как правило, эффективнее сортировки.</text:span></text:p>
              <text:p text:style-name="P66"><text:span text:style-name="T15">В отличие от HashAggregate, оба узла: Unique и GroupAggregate – <text:s/>возвращают упорядоченные данные. </text:span></text:p>
            </draw:text-box>
          </draw:frame>
        </presentation:notes>
      </draw:page>
      <draw:page draw:name="page14" draw:style-name="dp1" draw:master-page-name="master_5f__5f_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_5f__5f_" presentation:presentation-page-layout-name="AL1T1">
        <office:forms form:automatic-focus="false" form:apply-design-mode="false"/>
        <draw:frame presentation:style-name="pr21" draw:layer="layout" svg:width="20.136cm" svg:height="1.803cm" svg:x="1.2cm" svg:y="0.737cm" presentation:class="title" presentation:user-transformed="true">
          <draw:text-box>
            <text:p><text:span text:style-name="T9">В параллельных планах</text:span></text:p>
          </draw:text-box>
        </draw:frame>
        <draw:custom-shape draw:style-name="gr65" draw:text-style-name="P68" xml:id="id33" draw:id="id33" draw:layer="layout" svg:width="2.392cm" svg:height="1.5cm" svg:x="8.429cm" svg:y="7.728cm">
          <text:p text:style-name="P35"><text:span text:style-name="T23">Gat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1" draw:layer="layout" draw:type="curve" svg:x1="9.625cm" svg:y1="13.095cm" svg:x2="9.625cm" svg:y2="9.228cm" draw:start-shape="id32" draw:start-glue-point="0" draw:end-shape="id33" draw:end-glue-point="2" svg:d="M9625 13095v-3867" svg:viewBox="0 0 1 3868">
          <text:p/>
        </draw:connector>
        <draw:custom-shape draw:style-name="gr66" draw:text-style-name="P70" xml:id="id34" draw:id="id34" draw:layer="layout" svg:width="4.57cm" svg:height="1.499cm" svg:x="1.201cm" svg:y="13.094cm">
          <text:p text:style-name="P69"><text:span text:style-name="T23">Partial</text:span></text:p>
          <text:p text:style-name="P69"><text:span text:style-name="T23">Hash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1" draw:layer="layout" draw:type="curve" svg:x1="3.486cm" svg:y1="13.094cm" svg:x2="8.429cm" svg:y2="8.478cm" draw:start-shape="id34" draw:start-glue-point="0" draw:end-shape="id33" draw:end-glue-point="3" svg:d="M3486 13094c0-3078 1647-4616 4943-4616" svg:viewBox="0 0 4944 4617">
          <text:p/>
        </draw:connector>
        <draw:custom-shape draw:style-name="gr67" draw:text-style-name="P70" xml:id="id35" draw:id="id35" draw:layer="layout" svg:width="4.572cm" svg:height="1.499cm" svg:x="1.2cm" svg:y="15.695cm">
          <text:p text:style-name="P69"><text:span text:style-name="T23">Parallel</text:span></text:p>
          <text:p text:style-name="P69"><text:span text:style-name="T23">Seq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1" draw:layer="layout" draw:type="curve" svg:x1="3.486cm" svg:y1="15.695cm" svg:x2="3.486cm" svg:y2="14.593cm" draw:start-shape="id35" draw:start-glue-point="0" draw:end-shape="id34" draw:end-glue-point="2" svg:d="M3486 15695v-1102" svg:viewBox="0 0 1 1103">
          <text:p/>
        </draw:connector>
        <draw:custom-shape draw:style-name="gr68" draw:text-style-name="P68" xml:id="id36" draw:id="id36" draw:layer="layout" svg:width="4.57cm" svg:height="1.5cm" svg:x="7.34cm" svg:y="5.132cm">
          <text:p text:style-name="P35"><text:span text:style-name="T23">Finalize</text:span></text:p>
          <text:p text:style-name="P35"><text:span text:style-name="T23">Hash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1" draw:layer="layout" draw:type="curve" svg:x1="9.625cm" svg:y1="7.728cm" svg:x2="9.625cm" svg:y2="6.632cm" draw:start-shape="id33" draw:start-glue-point="0" draw:end-shape="id36" draw:end-glue-point="2" svg:d="M9625 7728v-1096" svg:viewBox="0 0 1 1097">
          <text:p/>
        </draw:connector>
        <draw:custom-shape draw:style-name="gr69" draw:text-style-name="P71" xml:id="id32" draw:id="id32" draw:layer="layout" svg:width="4.57cm" svg:height="1.499cm" svg:x="7.34cm" svg:y="13.095cm">
          <text:p text:style-name="P69"><text:span text:style-name="T23">Partial</text:span></text:p>
          <text:p text:style-name="P69"><text:span text:style-name="T23">Hash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71" xml:id="id37" draw:id="id37" draw:layer="layout" svg:width="4.572cm" svg:height="1.499cm" svg:x="7.339cm" svg:y="15.696cm">
          <text:p text:style-name="P69"><text:span text:style-name="T23">Parallel</text:span></text:p>
          <text:p text:style-name="P69"><text:span text:style-name="T23">Seq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1" draw:layer="layout" draw:type="curve" svg:x1="9.625cm" svg:y1="15.696cm" svg:x2="9.625cm" svg:y2="14.594cm" draw:start-shape="id37" draw:start-glue-point="0" draw:end-shape="id32" draw:end-glue-point="2" svg:d="M9625 15696v-1102" svg:viewBox="0 0 1 1103">
          <text:p/>
        </draw:connector>
        <draw:custom-shape draw:style-name="gr65" draw:text-style-name="P68" xml:id="id40" draw:id="id40" draw:layer="layout" svg:width="2.392cm" svg:height="1.5cm" svg:x="16.13cm" svg:y="7.729cm">
          <text:p text:style-name="P35"><text:span text:style-name="T23">Gather</text:span></text:p>
          <text:p text:style-name="P35"><text:span text:style-name="T23">Mer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1" draw:layer="layout" draw:type="curve" svg:x1="17.326cm" svg:y1="13.096cm" svg:x2="17.327cm" svg:y2="11.83cm" draw:start-shape="id38" draw:start-glue-point="0" draw:end-shape="id39" draw:end-glue-point="2" svg:d="M17326 13096c0-949 1-317 1-1266" svg:viewBox="0 0 2 1267">
          <text:p/>
        </draw:connector>
        <draw:custom-shape draw:style-name="gr68" draw:text-style-name="P68" xml:id="id41" draw:id="id41" draw:layer="layout" svg:width="4.57cm" svg:height="1.5cm" svg:x="15.041cm" svg:y="5.133cm">
          <text:p text:style-name="P35"><text:span text:style-name="T23">Finalize</text:span></text:p>
          <text:p text:style-name="P35"><text:span text:style-name="T23">Group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1" draw:layer="layout" draw:type="curve" svg:x1="17.326cm" svg:y1="7.729cm" svg:x2="17.326cm" svg:y2="6.633cm" draw:start-shape="id40" draw:start-glue-point="0" draw:end-shape="id41" draw:end-glue-point="2" svg:d="M17326 7729v-1096" svg:viewBox="0 0 1 1097">
          <text:p/>
        </draw:connector>
        <draw:custom-shape draw:style-name="gr71" draw:text-style-name="P71" xml:id="id38" draw:id="id38" draw:layer="layout" svg:width="4.57cm" svg:height="1.499cm" svg:x="15.041cm" svg:y="13.096cm">
          <text:p text:style-name="P69"><text:span text:style-name="T23">Partial</text:span></text:p>
          <text:p text:style-name="P69"><text:span text:style-name="T23">Hash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71" xml:id="id42" draw:id="id42" draw:layer="layout" svg:width="4.572cm" svg:height="1.499cm" svg:x="15.04cm" svg:y="15.697cm">
          <text:p text:style-name="P69"><text:span text:style-name="T23">Parallel</text:span></text:p>
          <text:p text:style-name="P69"><text:span text:style-name="T23">Seq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1" draw:layer="layout" draw:type="curve" svg:x1="17.326cm" svg:y1="15.697cm" svg:x2="17.326cm" svg:y2="14.595cm" draw:start-shape="id42" draw:start-glue-point="0" draw:end-shape="id38" draw:end-glue-point="2" svg:d="M17326 15697v-1102" svg:viewBox="0 0 1 1103">
          <text:p/>
        </draw:connector>
        <draw:custom-shape draw:style-name="gr65" draw:text-style-name="P68" xml:id="id39" draw:id="id39" draw:layer="layout" svg:width="2.392cm" svg:height="1.5cm" svg:x="16.131cm" svg:y="10.33cm">
          <text:p text:style-name="P35"><text:span text:style-name="T23">S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1" draw:layer="layout" draw:type="curve" svg:x1="17.327cm" svg:y1="10.33cm" svg:x2="17.326cm" svg:y2="9.229cm" draw:start-shape="id39" draw:start-glue-point="0" draw:end-shape="id40" draw:end-glue-point="2" svg:d="M17327 10330c0-825-1-275-1-1101" svg:viewBox="0 0 2 1102">
          <text:p/>
        </draw:connector>
        <draw:connector draw:style-name="gr54" draw:text-style-name="P11" draw:layer="layout" draw:type="curve" svg:x1="23.327cm" svg:y1="13.096cm" svg:x2="23.328cm" svg:y2="11.83cm" draw:start-shape="id43" draw:start-glue-point="0" draw:end-shape="id44" draw:end-glue-point="2" svg:d="M23327 13096c0-949 1-317 1-1266" svg:viewBox="0 0 2 1267">
          <text:p/>
        </draw:connector>
        <draw:custom-shape draw:style-name="gr73" draw:text-style-name="P72" xml:id="id43" draw:id="id43" draw:layer="layout" svg:width="4.57cm" svg:height="1.499cm" svg:x="21.042cm" svg:y="13.096cm">
          <text:p text:style-name="P69"><text:span text:style-name="T23">Partial</text:span></text:p>
          <text:p text:style-name="P69"><text:span text:style-name="T23">Hash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72" xml:id="id45" draw:id="id45" draw:layer="layout" svg:width="4.572cm" svg:height="1.499cm" svg:x="21.041cm" svg:y="15.697cm">
          <text:p text:style-name="P69"><text:span text:style-name="T23">Parallel</text:span></text:p>
          <text:p text:style-name="P69"><text:span text:style-name="T23">Seq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1" draw:layer="layout" draw:type="curve" svg:x1="23.327cm" svg:y1="15.697cm" svg:x2="23.327cm" svg:y2="14.595cm" draw:start-shape="id45" draw:start-glue-point="0" draw:end-shape="id43" draw:end-glue-point="2" svg:d="M23327 15697v-1102" svg:viewBox="0 0 1 1103">
          <text:p/>
        </draw:connector>
        <draw:custom-shape draw:style-name="gr75" draw:text-style-name="P73" xml:id="id44" draw:id="id44" draw:layer="layout" svg:width="2.392cm" svg:height="1.5cm" svg:x="22.132cm" svg:y="10.33cm">
          <text:p text:style-name="P35"><text:span text:style-name="T23">S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1" draw:layer="layout" draw:type="curve" svg:x1="23.328cm" svg:y1="10.33cm" svg:x2="18.522cm" svg:y2="8.479cm" draw:start-shape="id44" draw:start-glue-point="0" draw:end-shape="id40" draw:end-glue-point="1" svg:d="M23328 10330c0-1234-1602-1851-4806-1851" svg:viewBox="0 0 4807 1852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2" draw:text-style-name="P74" draw:layer="layout" svg:width="16.799cm" svg:height="13.364cm" svg:x="2.1cm" svg:y="14.107cm" presentation:class="notes" presentation:user-transformed="true">
            <draw:text-box>
              <text:p text:style-name="P66"><text:span text:style-name="T42">Агрегация не имеет специальной параллельной реализации, но может выполняться в параллельных планах. В этом случае каждый рабочий процесс агрегирует свою часть данных и передает результат узлу Gather, который собирает данные в единый набор. Следующий узел выполняет агрегацию объединенного набора и вычисляет значение агрегатной функции.</text:span></text:p>
              <text:p text:style-name="P66"><text:span text:style-name="T42">Пример такого плана показан на слайде слева. Обычно такой вариант выигрывает, если количество групп достаточно велико.</text:span></text:p>
              <text:p text:style-name="P66"><text:span text:style-name="T42">Если же групп немного, может оказаться выгодным отсортировать сгруппированные строки в каждом процессе. А дальше воспользоваться тем, что наборы упорядочены, и на последнем этапе выполнить более быструю группировку сортировкой.</text:span></text:p>
              <text:p text:style-name="P66"><text:span text:style-name="T42">Пример такого плана показан на слайде справа.</text:span></text:p>
            </draw:text-box>
          </draw:frame>
        </presentation:notes>
      </draw:page>
      <draw:page draw:name="page16" draw:style-name="dp1" draw:master-page-name="master_5f__5f_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_5f_" presentation:presentation-page-layout-name="AL1T1">
        <office:forms form:automatic-focus="false" form:apply-design-mode="false"/>
        <draw:custom-shape draw:style-name="gr76" draw:text-style-name="P75" draw:layer="layout" svg:width="3.02cm" svg:height="4.2cm" svg:x="3.824cm" svg:y="9.65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3" draw:layer="layout" svg:width="19.8cm" svg:height="1.741cm" svg:x="1.2cm" svg:y="0.737cm" presentation:class="title" presentation:user-transformed="true">
          <draw:text-box>
            <text:p><text:span text:style-name="T13">Оконные функции</text:span></text:p>
          </draw:text-box>
        </draw:frame>
        <draw:custom-shape draw:style-name="gr77" draw:text-style-name="P76" draw:layer="layout" svg:width="2.514cm" svg:height="1.524cm" svg:x="4.302cm" svg:y="10.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76" draw:layer="layout" svg:width="2.514cm" svg:height="1.524cm" svg:x="4.302cm" svg:y="12.12cm">
          <text:p/>
          <draw:enhanced-geometry svg:viewBox="0 0 21600 21600" draw:type="rectangle" draw:enhanced-path="M 0 0 L 21600 0 21600 21600 0 21600 0 0 Z N"/>
        </draw:custom-shape>
        <draw:line draw:style-name="gr78" draw:text-style-name="P76" draw:layer="layout" svg:x1="4.918cm" svg:y1="11.774cm" svg:x2="4.918cm" svg:y2="11.52cm">
          <text:p/>
        </draw:line>
        <draw:line draw:style-name="gr78" draw:text-style-name="P76" draw:layer="layout" svg:x1="6.118cm" svg:y1="13.644cm" svg:x2="6.118cm" svg:y2="13.39cm">
          <text:p/>
        </draw:line>
        <draw:custom-shape draw:style-name="gr79" draw:text-style-name="P77" draw:layer="layout" svg:width="3.958cm" svg:height="5.9cm" svg:x="6.85cm" svg:y="13.86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6" draw:layer="layout" svg:width="3.474cm" svg:height="1.524cm" svg:x="6.92cm" svg:y="14.0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6" draw:layer="layout" svg:width="3.474cm" svg:height="1.524cm" svg:x="6.92cm" svg:y="15.9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6" draw:layer="layout" svg:width="3.474cm" svg:height="1.524cm" svg:x="6.92cm" svg:y="17.82cm">
          <text:p/>
          <draw:enhanced-geometry svg:viewBox="0 0 21600 21600" draw:type="rectangle" draw:enhanced-path="M 0 0 L 21600 0 21600 21600 0 21600 0 0 Z N"/>
        </draw:custom-shape>
        <draw:line draw:style-name="gr78" draw:text-style-name="P76" draw:layer="layout" svg:x1="7.322cm" svg:y1="15.544cm" svg:x2="7.322cm" svg:y2="15.29cm">
          <text:p/>
        </draw:line>
        <draw:line draw:style-name="gr78" draw:text-style-name="P76" draw:layer="layout" svg:x1="8.522cm" svg:y1="17.444cm" svg:x2="8.522cm" svg:y2="17.19cm">
          <text:p/>
        </draw:line>
        <draw:line draw:style-name="gr78" draw:text-style-name="P76" draw:layer="layout" svg:x1="9.722cm" svg:y1="19.344cm" svg:x2="9.722cm" svg:y2="19.09cm">
          <text:p/>
        </draw:line>
        <draw:custom-shape draw:style-name="gr76" draw:text-style-name="P75" draw:layer="layout" svg:width="3.02cm" svg:height="4.2cm" svg:x="15.1cm" svg:y="9.65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76" draw:layer="layout" svg:width="1.27cm" svg:height="1.524cm" svg:x="15.578cm" svg:y="10.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76" draw:layer="layout" svg:width="2.514cm" svg:height="1.524cm" svg:x="15.578cm" svg:y="12.12cm">
          <text:p/>
          <draw:enhanced-geometry svg:viewBox="0 0 21600 21600" draw:type="rectangle" draw:enhanced-path="M 0 0 L 21600 0 21600 21600 0 21600 0 0 Z N"/>
        </draw:custom-shape>
        <draw:line draw:style-name="gr78" draw:text-style-name="P76" draw:layer="layout" svg:x1="16.194cm" svg:y1="11.774cm" svg:x2="16.194cm" svg:y2="11.52cm">
          <text:p/>
        </draw:line>
        <draw:line draw:style-name="gr78" draw:text-style-name="P76" draw:layer="layout" svg:x1="17.394cm" svg:y1="13.644cm" svg:x2="17.394cm" svg:y2="13.39cm">
          <text:p/>
        </draw:line>
        <draw:custom-shape draw:style-name="gr79" draw:text-style-name="P77" draw:layer="layout" svg:width="3.958cm" svg:height="5.9cm" svg:x="18.126cm" svg:y="13.86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6" draw:layer="layout" svg:width="1.1cm" svg:height="1.524cm" svg:x="18.196cm" svg:y="14.0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76" draw:layer="layout" svg:width="2.208cm" svg:height="1.524cm" svg:x="18.196cm" svg:y="15.9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6" draw:layer="layout" svg:width="3.474cm" svg:height="1.524cm" svg:x="18.196cm" svg:y="17.82cm">
          <text:p/>
          <draw:enhanced-geometry svg:viewBox="0 0 21600 21600" draw:type="rectangle" draw:enhanced-path="M 0 0 L 21600 0 21600 21600 0 21600 0 0 Z N"/>
        </draw:custom-shape>
        <draw:line draw:style-name="gr78" draw:text-style-name="P76" draw:layer="layout" svg:x1="18.598cm" svg:y1="15.544cm" svg:x2="18.598cm" svg:y2="15.29cm">
          <text:p/>
        </draw:line>
        <draw:line draw:style-name="gr78" draw:text-style-name="P76" draw:layer="layout" svg:x1="19.798cm" svg:y1="17.444cm" svg:x2="19.798cm" svg:y2="17.19cm">
          <text:p/>
        </draw:line>
        <draw:line draw:style-name="gr78" draw:text-style-name="P76" draw:layer="layout" svg:x1="20.998cm" svg:y1="19.344cm" svg:x2="20.998cm" svg:y2="19.09cm">
          <text:p/>
        </draw:line>
        <draw:frame presentation:style-name="pr4" draw:text-style-name="P9" draw:layer="layout" svg:width="25.6cm" svg:height="14.478cm" svg:x="1.1cm" svg:y="4.826cm" presentation:class="outline" presentation:user-transformed="true">
          <draw:text-box>
            <text:list text:style-name="L3">
              <text:list-item>
                <text:p text:style-name="P12"><text:span text:style-name="T10">Группировка всегда использует сортировку</text:span></text:p>
              </text:list-item>
              <text:list-item>
                <text:p text:style-name="P78"><text:span text:style-name="T10"/></text:p>
                <text:p text:style-name="P79"><text:span text:style-name="T43"><text:s/></text:span><text:span text:style-name="T43">1 2 3 4 5 <text:s text:c="9"/></text:span><text:span text:style-name="T44">1 2 3 4 5</text:span></text:p>
              </text:list-item>
              <text:list-item>
                <text:p text:style-name="P79"><text:span text:style-name="T43"><text:s/></text:span><text:span text:style-name="T43">1 2 3 4 5 <text:s text:c="9"/></text:span><text:span text:style-name="T44">1 2 3 4 5</text:span></text:p>
              </text:list-item>
              <text:list-item>
                <text:p text:style-name="P79"><text:span text:style-name="T43"><text:s/></text:span><text:span text:style-name="T43">1 2 3 4 5 <text:s text:c="9"/></text:span><text:span text:style-name="T44">1 2 3 4 5</text:span></text:p>
              </text:list-item>
              <text:list-item>
                <text:p text:style-name="P79"><text:span text:style-name="T43"><text:s/></text:span><text:span text:style-name="T43">1 2 3 4 5 <text:s text:c="9"/></text:span><text:span text:style-name="T44">1 2 3 4 5</text:span></text:p>
              </text:list-item>
              <text:list-item>
                <text:p text:style-name="P79"><text:span text:style-name="T43"><text:s/></text:span><text:span text:style-name="T43">1 2 3 4 5 <text:s text:c="9"/></text:span><text:span text:style-name="T44">1 2 3 4 5</text:span></text:p>
              </text:list-item>
            </text:list>
          </draw:text-box>
        </draw:frame>
        <draw:frame draw:style-name="gr84" draw:text-style-name="P80" draw:layer="layout" svg:width="8.794cm" svg:height="1.051cm" svg:x="2.994cm" svg:y="8.6cm">
          <draw:text-box>
            <text:p text:style-name="P11"><text:span text:style-name="T45">OVER (PARTITION BY)</text:span></text:p>
          </draw:text-box>
        </draw:frame>
        <draw:frame draw:style-name="gr85" draw:text-style-name="P80" draw:layer="layout" svg:width="12.658cm" svg:height="1.851cm" svg:x="12.488cm" svg:y="8.6cm">
          <draw:text-box>
            <text:p text:style-name="P11"><text:span text:style-name="T45">OVER (PARTITION BY ORDER BY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0" draw:text-style-name="P67" draw:layer="layout" svg:width="16.799cm" svg:height="15.076cm" svg:x="2.1cm" svg:y="14.107cm" presentation:class="notes" presentation:user-transformed="true">
            <draw:text-box>
              <text:p text:style-name="P66"><text:span text:style-name="T5">Группировка используется и в оконных функциях.</text:span></text:p>
              <text:p text:style-name="P66"><text:span text:style-name="T5">Если определение окна включает конструкцию PARTITION BY, оконная функция вычисляется на основе групп строк (аналогично группировке GROUP BY). </text:span></text:p>
              <text:p text:style-name="P66"><text:span text:style-name="T5">Для каждой группы строк границы рамки меняются в своих пределах. Если при этом нет других указаний, для всех строк одной группы будет получено одинаковое значение функции.</text:span></text:p>
              <text:p text:style-name="P66"><text:span text:style-name="T15">Как и в примере из темы «Сортировка», указание </text:span><text:span text:style-name="T5">ORDER BY упорядочивает строки в каждой группе; в этом случае предполагается, что рамка охватывает строки от первой до текущей.</text:span></text:p>
              <text:p text:style-name="P66"><text:span text:style-name="T5">В отличие от обычной группировки GROUP BY, группировка</text:span><text:span text:style-name="T5"><text:line-break/></text:span><text:span text:style-name="T5">в определении окна всегда реализуется с помощью сортировки: план строится так, чтобы на вход узлу WindowAgg пришел набор строк, отсортированный сначала по ключам группировки PARTITION BY,</text:span><text:span text:style-name="T5"><text:line-break/></text:span><text:span text:style-name="T5">а затем — по ключам сортировки ORDER BY. Хеширование не применяется даже в отсутствие конструкции ORDER BY.</text:span></text:p>
              <text:p text:style-name="P66"><text:span text:style-name="T5"/></text:p>
            </draw:text-box>
          </draw:frame>
        </presentation:notes>
      </draw:page>
      <draw:page draw:name="page18" draw:style-name="dp1" draw:master-page-name="master_5f__5f_" presentation:presentation-page-layout-name="AL1T1">
        <office:forms form:automatic-focus="false" form:apply-design-mode="false"/>
        <draw:frame presentation:style-name="pr6" draw:layer="layout" svg:width="20.136cm" svg:height="2.057cm" svg:x="1.2cm" svg:y="0.737cm" presentation:class="title" presentation:user-transformed="true">
          <draw:text-box>
            <text:p>Итоги</text:p>
          </draw:text-box>
        </draw:frame>
        <draw:frame presentation:style-name="pr7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Группировка происходит не только при агрегации,</text:span><text:span text:style-name="T10"><text:line-break/></text:span><text:span text:style-name="T10">но и при устранении дубликатов</text:span></text:p>
              </text:list-item>
              <text:list-item>
                <text:p text:style-name="P8"><text:span text:style-name="T10">Выполняется с помощью хеширования или сортировки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5" draw:layer="layout" svg:width="16.799cm" svg:height="13.566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aster_5f_" presentation:presentation-page-layout-name="AL1T1">
        <office:forms form:automatic-focus="false" form:apply-design-mode="false"/>
        <draw:frame presentation:style-name="pr23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24" draw:text-style-name="P82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81"><text:span text:style-name="T46">Как выполняется запрос, вычисляющий количество мест каждой категории в таблице seats?</text:span><text:span text:style-name="T46"><text:line-break/></text:span><text:span text:style-name="T46">Попробуйте со значениями параметров по умолчанию,</text:span><text:span text:style-name="T46"><text:line-break/></text:span><text:span text:style-name="T46">а затем запретите группировку хешированием.</text:span></text:p>
              </text:list-item>
              <text:list-item>
                <text:p text:style-name="P81"><text:span text:style-name="T46">Изучите запрос с оконной функцией и предложением PARTITION BY:</text:span></text:p>
                <text:list>
                  <text:list-header>
                    <text:p><text:span text:style-name="T47">SELECT status, count(*) OVER (PARTITION BY status)</text:span><text:span text:style-name="T47"><text:line-break/></text:span><text:span text:style-name="T47">FROM flights</text:span><text:span text:style-name="T47"><text:line-break/></text:span><text:span text:style-name="T47">WHERE flight_no = 'PG0007'</text:span><text:span text:style-name="T47"><text:line-break/></text:span><text:span text:style-name="T47">AND departure_airport = 'VKO'</text:span><text:span text:style-name="T47"><text:line-break/></text:span><text:span text:style-name="T47">AND flight_id BETWEEN 24104 AND 24115;</text:span></text:p>
                    <text:p><text:span text:style-name="T48">Добавьте вызов функции row_number с тем же окном</text:span><text:span text:style-name="T48"><text:line-break/></text:span><text:span text:style-name="T48">и сравните результаты и планы выполнения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5" draw:text-style-name="P83" draw:layer="layout" svg:width="16.799cm" svg:height="13.364cm" svg:x="2.1cm" svg:y="14.107cm" presentation:class="notes" presentation:user-transformed="true">
            <draw:text-box>
              <text:p text:style-name="P66"><text:span text:style-name="T15">1. Запрос:</text:span></text:p>
              <text:p text:style-name="P66"><text:span text:style-name="T49">SELECT fare_conditions, count(*)</text:span><text:span text:style-name="T49"><text:line-break/></text:span><text:span text:style-name="T49">FROM seats</text:span><text:span text:style-name="T49"><text:line-break/></text:span><text:span text:style-name="T49">GROUP BY fare_conditions;</text:span></text:p>
              <text:p text:style-name="P66"><text:span text:style-name="T15">Для запрета группировки хешированием установите параметр </text:span><text:span text:style-name="T37">enable_hashagg</text:span><text:span text:style-name="T15"> в off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pitch="fixed"/>
    <style:font-face style:name="Liberation Mono2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3" draw:display-name="Arrowheads 3" svg:viewBox="0 0 20 20" svg:d="M0 20l10-20 10 20z"/>
    <draw:marker draw:name="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3" fo:font-family="'Liberation Mono', 'Courier New'" style:font-family-generic="modern" style:font-pitch="fixed" fo:font-size="10pt" style:font-name-asian="Liberation Mono3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1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false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gr6" style:family="graphic" style:parent-style-name="standard">
      <style:graphic-properties draw:stroke="none" draw:fill="none" draw:fill-color="#ffffff" fo:min-height="1.31cm" loext:decorative="false"/>
    </style:style>
    <style:style style:name="Mgr7" style:family="graphic" style:parent-style-name="standard">
      <style:graphic-properties fo:min-height="14.15cm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 loext:decorative="fals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template2-outline1">
      <style:graphic-properties fo:min-height="12.18cm" loext:decorative="false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 loext:decorative="false"/>
    </style:style>
    <style:style style:name="Mpr6" style:family="presentation" style:parent-style-name="template21-outline1">
      <style:graphic-properties fo:min-height="12.18cm" loext:decorative="false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 loext:decorative="false"/>
    </style:style>
    <style:style style:name="Mpr8" style:family="presentation" style:parent-style-name="template21-title">
      <style:graphic-properties draw:auto-grow-height="false" fo:min-height="3.507cm" loext:decorative="false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5" style:family="presentation" style:parent-style-name="master-outline1">
      <style:graphic-properties fo:min-height="12.18cm" loext:decorative="false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9" style:family="presentation" style:parent-style-name="master_5f_-outline1">
      <style:graphic-properties fo:min-height="12.18cm" loext:decorative="false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3" style:family="presentation" style:parent-style-name="master_5f__5f_-outline1">
      <style:graphic-properties fo:min-height="12.18cm" loext:decorative="false"/>
      <style:paragraph-properties style:writing-mode="lr-tb"/>
    </style:style>
    <style:style style:name="Mpr24" style:family="presentation" style:parent-style-name="master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master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27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30" style:family="presentation" style:parent-style-name="master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master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000033"/>
      <style:paragraph-properties fo:text-align="center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 draw:fill-color="#ffffff"/>
      <style:paragraph-properties fo:text-align="end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01FC2A5A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9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draw:frame draw:style-name="Mgr4" draw:text-style-name="MP8" draw:layer="backgroundobjects" svg:width="4.87cm" svg:height="2.16cm" svg:x="22.15cm" svg:y="0.28cm">
        <draw:image xlink:href="Pictures/10001A070000819B00003A65C265522D.svg" xlink:type="simple" xlink:show="embed" xlink:actuate="onLoad" draw:mime-type="image/svg+xml">
          <text:p/>
        </draw:image>
        <draw:image xlink:href="Pictures/100000010000041D000001DBA3F1EC8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7D00000060A5B23EDE9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9.05cm" svg:height="3.82cm" svg:x="1.62cm" svg:y="7.88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01FC2A5A.png" xlink:type="simple" xlink:show="embed" xlink:actuate="onLoad" draw:mime-type="image/png"/>
      </draw:frame>
      <draw:custom-shape presentation:style-name="Mpr11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1" draw:layer="backgroundobjects" svg:width="19.8cm" svg:height="1.56cm" svg:x="1.4cm" svg:y="0.837cm">
        <draw:text-box>
          <text:p/>
        </draw:text-box>
      </draw:frame>
      <draw:frame draw:style-name="Mgr7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01FC2A5A.png" xlink:type="simple" xlink:show="embed" xlink:actuate="onLoad" draw:mime-type="image/png"/>
      </draw:frame>
      <draw:frame draw:style-name="Mgr3" draw:text-style-name="MP12" draw:layer="backgroundobjects" svg:width="2.2cm" svg:height="1.19cm" svg:x="24.6cm" svg:y="19.2cm">
        <draw:text-box>
          <text:p text:style-name="MP6"><text:span text:style-name="MT6"><text:page-number>&lt;number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1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01FC2A5A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01FC2A5A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_5f_" style:display-name="master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2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23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01FC2A5A.png" xlink:type="simple" xlink:show="embed" xlink:actuate="onLoad" draw:mime-type="image/png"/>
      </draw:frame>
      <draw:frame draw:style-name="Mgr3" draw:text-style-name="MP12" draw:layer="backgroundobjects" svg:width="2.2cm" svg:height="1.19cm" svg:x="24.6cm" svg:y="19.2cm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8.288cm" svg:height="3.498cm" svg:x="0.856cm" svg:y="5.646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01FC2A5A.png" xlink:type="simple" xlink:show="embed" xlink:actuate="onLoad" draw:mime-type="image/png"/>
      </draw:frame>
      <draw:custom-shape presentation:style-name="Mpr26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9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8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5DT5H4M12S</meta:editing-duration>
    <meta:editing-cycles>1429</meta:editing-cycles>
    <meta:generator>LibreOffice/24.2.6.2$Linux_X86_64 LibreOffice_project/420$Build-2</meta:generator>
    <dc:date>2024-11-11T18:53:04.007869098</dc:date>
    <meta:document-statistic meta:object-count="478"/>
    <meta:template xlink:type="simple" xlink:actuate="onRequest" xlink:title="master" xlink:href="../../../../tmp/DBA1/master.otp" meta:date="2015-06-01T16:50:20.490561969"/>
  </office:meta>
</office:document-meta>
</file>